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7cm"/>
    </style:style>
    <style:style style:name="co3" style:family="table-column">
      <style:table-column-properties fo:break-before="auto" style:column-width="10.13cm"/>
    </style:style>
    <style:style style:name="co4" style:family="table-column">
      <style:table-column-properties fo:break-before="auto" style:column-width="8.789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36"/>
    <style:style style:name="ce5" style:family="table-cell" style:parent-style-name="Default">
      <style:text-properties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.5pt" style:language-asian="en" style:country-asian="US" style:font-style-asian="normal" style:font-weight-asian="normal" style:font-name-complex="Courier New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fo:font-size="9.5pt" style:font-name-asian="Courier New" style:font-size-asian="9.5pt" style:font-name-complex="Courier New" style:font-size-complex="5.40000009536743pt"/>
    </style:style>
    <style:style style:name="T2" style:family="text">
      <style:text-properties fo:color="#2b91af" style:font-name="Courier New" fo:font-size="9.5pt" style:font-name-asian="Courier New" style:font-size-asian="9.5pt" style:font-name-complex="Courier New" style:font-size-complex="5.40000009536743pt"/>
    </style:style>
    <style:style style:name="T3" style:family="text">
      <style:text-properties style:use-window-font-color="true" style:font-name="Courier New" fo:font-size="9.5pt" style:font-name-asian="Courier New" style:font-size-asian="9.5pt" style:font-name-complex="Courier New" style:font-size-complex="5.40000009536743pt"/>
    </style:style>
    <style:style style:name="T4" style:family="text">
      <style:text-properties fo:color="#0000ff" style:font-name="Courier New" fo:font-size="9.5pt" style:font-name-asian="Courier New" style:font-size-asian="9.5pt" style:font-name-complex="Courier New" style:font-size-complex="5.40000009536743pt"/>
    </style:style>
    <style:style style:name="T5" style:family="text">
      <style:text-properties fo:color="#a31515" style:font-name="Courier New" fo:font-size="9.5pt" style:font-name-asian="Courier New" style:font-size-asian="9.5pt" style:font-name-complex="Courier New" style:font-size-complex="5.40000009536743pt"/>
    </style:style>
    <style:style style:name="T6" style:family="text">
      <style:text-properties fo:color="#ff0000" style:font-name="Courier New" fo:font-size="9.5pt" style:font-name-asian="Courier New" style:font-size-asian="9.5pt" style:font-name-complex="Courier New" style:font-size-complex="5.40000009536743pt"/>
    </style:style>
  </office:automatic-styles>
  <office:body>
    <office:spreadsheet>
      <table:table table:name="Trait Scoring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TownFeralCandidate</text:p>
          </table:table-cell>
          <table:table-cell/>
          <table:table-cell table:formula="of:=CONCATENATE(&quot;&lt;&quot;;[.B1];&quot;&gt;&quot;;&quot;&quot;)" office:value-type="string" office:string-value="&lt;TownFeralCandidate&gt;">
            <text:p>&lt;TownFeralCandidate&gt;</text:p>
          </table:table-cell>
          <table:table-cell table:formula="of:=CONCATENATE(&quot;&lt;/&quot;;[.B1];&quot;&gt;&quot;;&quot;&quot;)" office:value-type="string" office:string-value="&lt;/TownFeralCandidate&gt;">
            <text:p>&lt;/TownFeralCandidate&gt;</text:p>
          </table:table-cell>
          <table:table-cell table:style-name="ce1" office:value-type="string">
            <text:p><text:span text:style-name="T4">&lt;</text:span><text:span text:style-name="T5">FullClassName</text:span><text:span text:style-name="T4">&gt;</text:span><text:span text:style-name="T3">NRaas.CommonSpace.Scoring.TraitScoring, NRaasStoryProgression</text:span><text:span text:style-name="T4">&lt;/</text:span><text:span text:style-name="T5">FullClassName</text:span><text:span text:style-name="T4">&gt;</text:span>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 table:style-name="ce1" office:value-type="string">
            <text:p>Traits</text:p>
          </table:table-cell>
          <table:table-cell table:style-name="ce1" office:value-type="string">
            <text:p>Score</text:p>
          </table:table-cell>
          <table:table-cell table:number-columns-repeated="3"/>
        </table:table-row>
        <table:table-row table:style-name="ro2">
          <table:table-cell office:value-type="string">
            <text:p><text:span text:style-name="T1"><text:s text:c="12"/></text:span><text:span text:style-name="T2">TraitNames</text:span><text:span text:style-name="T3">.Adventurous;</text:span></text:p>
          </table:table-cell>
          <table:table-cell table:formula="of:=SUBSTITUTE(SUBSTITUTE(TRIM([.A4]);&quot;TraitNames.&quot;;&quot;&quot;) ;&quot;;&quot;;&quot;&quot;)" office:value-type="string" office:string-value="Adventurous">
            <text:p>Adventurous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CONCATENATE([.D$1] ;[.F$1];&quot;&lt;Trait&gt;&quot;;[.B4];&quot;&lt;/Trait&gt;&quot;;&quot;&lt;Hit&gt;&quot;;[.C4];&quot;&lt;/Hit&gt;&quot;;&quot;&lt;Miss&gt;0&lt;/Miss&gt;&quot;;[.E$1])" office:value-type="string" office:string-value="&lt;TownFeralCandidate&gt;&lt;FullClassName&gt;NRaas.CommonSpace.Scoring.TraitScoring, NRaasStoryProgression&lt;/FullClassName&gt;&lt;Trait&gt;Adventurous&lt;/Trait&gt;&lt;Hit&gt;25&lt;/Hit&gt;&lt;Miss&gt;0&lt;/Miss&gt;&lt;/TownFeralCandidate&gt;">
            <text:p>&lt;TownFeralCandidate&gt;&lt;FullClassName&gt;NRaas.CommonSpace.Scoring.TraitScoring, NRaasStoryProgression&lt;/FullClassName&gt;&lt;Trait&gt;Adventurous&lt;/Trait&gt;&lt;Hit&gt;2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Ambitious;</text:span></text:p>
          </table:table-cell>
          <table:table-cell table:formula="of:=SUBSTITUTE(SUBSTITUTE(TRIM([.A5]);&quot;TraitNames.&quot;;&quot;&quot;) ;&quot;;&quot;;&quot;&quot;)" office:value-type="string" office:string-value="Ambitious">
            <text:p>Ambitious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CONCATENATE([.D$1] ;[.F$1];&quot;&lt;Trait&gt;&quot;;[.B5];&quot;&lt;/Trait&gt;&quot;;&quot;&lt;Hit&gt;&quot;;[.C5];&quot;&lt;/Hit&gt;&quot;;&quot;&lt;Miss&gt;0&lt;/Miss&gt;&quot;;[.E$1])" office:value-type="string" office:string-value="&lt;TownFeralCandidate&gt;&lt;FullClassName&gt;NRaas.CommonSpace.Scoring.TraitScoring, NRaasStoryProgression&lt;/FullClassName&gt;&lt;Trait&gt;Ambitious&lt;/Trait&gt;&lt;Hit&gt;15&lt;/Hit&gt;&lt;Miss&gt;0&lt;/Miss&gt;&lt;/TownFeralCandidate&gt;">
            <text:p>&lt;TownFeralCandidate&gt;&lt;FullClassName&gt;NRaas.CommonSpace.Scoring.TraitScoring, NRaasStoryProgression&lt;/FullClassName&gt;&lt;Trait&gt;Ambitious&lt;/Trait&gt;&lt;Hit&gt;1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Athletic;</text:span></text:p>
          </table:table-cell>
          <table:table-cell table:formula="of:=SUBSTITUTE(SUBSTITUTE(TRIM([.A6]);&quot;TraitNames.&quot;;&quot;&quot;) ;&quot;;&quot;;&quot;&quot;)" office:value-type="string" office:string-value="Athletic">
            <text:p>Athletic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CONCATENATE([.D$1] ;[.F$1];&quot;&lt;Trait&gt;&quot;;[.B6];&quot;&lt;/Trait&gt;&quot;;&quot;&lt;Hit&gt;&quot;;[.C6];&quot;&lt;/Hit&gt;&quot;;&quot;&lt;Miss&gt;0&lt;/Miss&gt;&quot;;[.E$1])" office:value-type="string" office:string-value="&lt;TownFeralCandidate&gt;&lt;FullClassName&gt;NRaas.CommonSpace.Scoring.TraitScoring, NRaasStoryProgression&lt;/FullClassName&gt;&lt;Trait&gt;Athletic&lt;/Trait&gt;&lt;Hit&gt;25&lt;/Hit&gt;&lt;Miss&gt;0&lt;/Miss&gt;&lt;/TownFeralCandidate&gt;">
            <text:p>&lt;TownFeralCandidate&gt;&lt;FullClassName&gt;NRaas.CommonSpace.Scoring.TraitScoring, NRaasStoryProgression&lt;/FullClassName&gt;&lt;Trait&gt;Athletic&lt;/Trait&gt;&lt;Hit&gt;2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Brave;</text:span></text:p>
          </table:table-cell>
          <table:table-cell table:formula="of:=SUBSTITUTE(SUBSTITUTE(TRIM([.A7]);&quot;TraitNames.&quot;;&quot;&quot;) ;&quot;;&quot;;&quot;&quot;)" office:value-type="string" office:string-value="Brave">
            <text:p>Brave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CONCATENATE([.D$1] ;[.F$1];&quot;&lt;Trait&gt;&quot;;[.B7];&quot;&lt;/Trait&gt;&quot;;&quot;&lt;Hit&gt;&quot;;[.C7];&quot;&lt;/Hit&gt;&quot;;&quot;&lt;Miss&gt;0&lt;/Miss&gt;&quot;;[.E$1])" office:value-type="string" office:string-value="&lt;TownFeralCandidate&gt;&lt;FullClassName&gt;NRaas.CommonSpace.Scoring.TraitScoring, NRaasStoryProgression&lt;/FullClassName&gt;&lt;Trait&gt;Brave&lt;/Trait&gt;&lt;Hit&gt;20&lt;/Hit&gt;&lt;Miss&gt;0&lt;/Miss&gt;&lt;/TownFeralCandidate&gt;">
            <text:p>&lt;TownFeralCandidate&gt;&lt;FullClassName&gt;NRaas.CommonSpace.Scoring.TraitScoring, NRaasStoryProgression&lt;/FullClassName&gt;&lt;Trait&gt;Brave&lt;/Trait&gt;&lt;Hit&gt;2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BroodingTrait;</text:span></text:p>
          </table:table-cell>
          <table:table-cell table:formula="of:=SUBSTITUTE(SUBSTITUTE(TRIM([.A8]);&quot;TraitNames.&quot;;&quot;&quot;) ;&quot;;&quot;;&quot;&quot;)" office:value-type="string" office:string-value="BroodingTrait">
            <text:p>BroodingTrait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CONCATENATE([.D$1] ;[.F$1];&quot;&lt;Trait&gt;&quot;;[.B8];&quot;&lt;/Trait&gt;&quot;;&quot;&lt;Hit&gt;&quot;;[.C8];&quot;&lt;/Hit&gt;&quot;;&quot;&lt;Miss&gt;0&lt;/Miss&gt;&quot;;[.E$1])" office:value-type="string" office:string-value="&lt;TownFeralCandidate&gt;&lt;FullClassName&gt;NRaas.CommonSpace.Scoring.TraitScoring, NRaasStoryProgression&lt;/FullClassName&gt;&lt;Trait&gt;BroodingTrait&lt;/Trait&gt;&lt;Hit&gt;15&lt;/Hit&gt;&lt;Miss&gt;0&lt;/Miss&gt;&lt;/TownFeralCandidate&gt;">
            <text:p>&lt;TownFeralCandidate&gt;&lt;FullClassName&gt;NRaas.CommonSpace.Scoring.TraitScoring, NRaasStoryProgression&lt;/FullClassName&gt;&lt;Trait&gt;BroodingTrait&lt;/Trait&gt;&lt;Hit&gt;1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Burglar;</text:span></text:p>
          </table:table-cell>
          <table:table-cell table:formula="of:=SUBSTITUTE(SUBSTITUTE(TRIM([.A9]);&quot;TraitNames.&quot;;&quot;&quot;) ;&quot;;&quot;;&quot;&quot;)" office:value-type="string" office:string-value="Burglar">
            <text:p>Burglar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CONCATENATE([.D$1] ;[.F$1];&quot;&lt;Trait&gt;&quot;;[.B9];&quot;&lt;/Trait&gt;&quot;;&quot;&lt;Hit&gt;&quot;;[.C9];&quot;&lt;/Hit&gt;&quot;;&quot;&lt;Miss&gt;0&lt;/Miss&gt;&quot;;[.E$1])" office:value-type="string" office:string-value="&lt;TownFeralCandidate&gt;&lt;FullClassName&gt;NRaas.CommonSpace.Scoring.TraitScoring, NRaasStoryProgression&lt;/FullClassName&gt;&lt;Trait&gt;Burglar&lt;/Trait&gt;&lt;Hit&gt;20&lt;/Hit&gt;&lt;Miss&gt;0&lt;/Miss&gt;&lt;/TownFeralCandidate&gt;">
            <text:p>&lt;TownFeralCandidate&gt;&lt;FullClassName&gt;NRaas.CommonSpace.Scoring.TraitScoring, NRaasStoryProgression&lt;/FullClassName&gt;&lt;Trait&gt;Burglar&lt;/Trait&gt;&lt;Hit&gt;2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Carefree;</text:span></text:p>
          </table:table-cell>
          <table:table-cell table:formula="of:=SUBSTITUTE(SUBSTITUTE(TRIM([.A10]);&quot;TraitNames.&quot;;&quot;&quot;) ;&quot;;&quot;;&quot;&quot;)" office:value-type="string" office:string-value="Carefree">
            <text:p>Carefree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CONCATENATE([.D$1] ;[.F$1];&quot;&lt;Trait&gt;&quot;;[.B10];&quot;&lt;/Trait&gt;&quot;;&quot;&lt;Hit&gt;&quot;;[.C10];&quot;&lt;/Hit&gt;&quot;;&quot;&lt;Miss&gt;0&lt;/Miss&gt;&quot;;[.E$1])" office:value-type="string" office:string-value="&lt;TownFeralCandidate&gt;&lt;FullClassName&gt;NRaas.CommonSpace.Scoring.TraitScoring, NRaasStoryProgression&lt;/FullClassName&gt;&lt;Trait&gt;Carefree&lt;/Trait&gt;&lt;Hit&gt;15&lt;/Hit&gt;&lt;Miss&gt;0&lt;/Miss&gt;&lt;/TownFeralCandidate&gt;">
            <text:p>&lt;TownFeralCandidate&gt;&lt;FullClassName&gt;NRaas.CommonSpace.Scoring.TraitScoring, NRaasStoryProgression&lt;/FullClassName&gt;&lt;Trait&gt;Carefree&lt;/Trait&gt;&lt;Hit&gt;1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Childish;</text:span></text:p>
          </table:table-cell>
          <table:table-cell table:formula="of:=SUBSTITUTE(SUBSTITUTE(TRIM([.A11]);&quot;TraitNames.&quot;;&quot;&quot;) ;&quot;;&quot;;&quot;&quot;)" office:value-type="string" office:string-value="Childish">
            <text:p>Childish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CONCATENATE([.D$1] ;[.F$1];&quot;&lt;Trait&gt;&quot;;[.B11];&quot;&lt;/Trait&gt;&quot;;&quot;&lt;Hit&gt;&quot;;[.C11];&quot;&lt;/Hit&gt;&quot;;&quot;&lt;Miss&gt;0&lt;/Miss&gt;&quot;;[.E$1])" office:value-type="string" office:string-value="&lt;TownFeralCandidate&gt;&lt;FullClassName&gt;NRaas.CommonSpace.Scoring.TraitScoring, NRaasStoryProgression&lt;/FullClassName&gt;&lt;Trait&gt;Childish&lt;/Trait&gt;&lt;Hit&gt;10&lt;/Hit&gt;&lt;Miss&gt;0&lt;/Miss&gt;&lt;/TownFeralCandidate&gt;">
            <text:p>&lt;TownFeralCandidate&gt;&lt;FullClassName&gt;NRaas.CommonSpace.Scoring.TraitScoring, NRaasStoryProgression&lt;/FullClassName&gt;&lt;Trait&gt;Childish&lt;/Trait&gt;&lt;Hit&gt;1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CommitmentIssues;</text:span></text:p>
          </table:table-cell>
          <table:table-cell table:formula="of:=SUBSTITUTE(SUBSTITUTE(TRIM([.A12]);&quot;TraitNames.&quot;;&quot;&quot;) ;&quot;;&quot;;&quot;&quot;)" office:value-type="string" office:string-value="CommitmentIssues">
            <text:p>CommitmentIssues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CONCATENATE([.D$1] ;[.F$1];&quot;&lt;Trait&gt;&quot;;[.B12];&quot;&lt;/Trait&gt;&quot;;&quot;&lt;Hit&gt;&quot;;[.C12];&quot;&lt;/Hit&gt;&quot;;&quot;&lt;Miss&gt;0&lt;/Miss&gt;&quot;;[.E$1])" office:value-type="string" office:string-value="&lt;TownFeralCandidate&gt;&lt;FullClassName&gt;NRaas.CommonSpace.Scoring.TraitScoring, NRaasStoryProgression&lt;/FullClassName&gt;&lt;Trait&gt;CommitmentIssues&lt;/Trait&gt;&lt;Hit&gt;10&lt;/Hit&gt;&lt;Miss&gt;0&lt;/Miss&gt;&lt;/TownFeralCandidate&gt;">
            <text:p>&lt;TownFeralCandidate&gt;&lt;FullClassName&gt;NRaas.CommonSpace.Scoring.TraitScoring, NRaasStoryProgression&lt;/FullClassName&gt;&lt;Trait&gt;CommitmentIssues&lt;/Trait&gt;&lt;Hit&gt;1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Daredevil;</text:span></text:p>
          </table:table-cell>
          <table:table-cell table:formula="of:=SUBSTITUTE(SUBSTITUTE(TRIM([.A13]);&quot;TraitNames.&quot;;&quot;&quot;) ;&quot;;&quot;;&quot;&quot;)" office:value-type="string" office:string-value="Daredevil">
            <text:p>Daredevil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CONCATENATE([.D$1] ;[.F$1];&quot;&lt;Trait&gt;&quot;;[.B13];&quot;&lt;/Trait&gt;&quot;;&quot;&lt;Hit&gt;&quot;;[.C13];&quot;&lt;/Hit&gt;&quot;;&quot;&lt;Miss&gt;0&lt;/Miss&gt;&quot;;[.E$1])" office:value-type="string" office:string-value="&lt;TownFeralCandidate&gt;&lt;FullClassName&gt;NRaas.CommonSpace.Scoring.TraitScoring, NRaasStoryProgression&lt;/FullClassName&gt;&lt;Trait&gt;Daredevil&lt;/Trait&gt;&lt;Hit&gt;20&lt;/Hit&gt;&lt;Miss&gt;0&lt;/Miss&gt;&lt;/TownFeralCandidate&gt;">
            <text:p>&lt;TownFeralCandidate&gt;&lt;FullClassName&gt;NRaas.CommonSpace.Scoring.TraitScoring, NRaasStoryProgression&lt;/FullClassName&gt;&lt;Trait&gt;Daredevil&lt;/Trait&gt;&lt;Hit&gt;2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Dramatic;</text:span></text:p>
          </table:table-cell>
          <table:table-cell table:formula="of:=SUBSTITUTE(SUBSTITUTE(TRIM([.A14]);&quot;TraitNames.&quot;;&quot;&quot;) ;&quot;;&quot;;&quot;&quot;)" office:value-type="string" office:string-value="Dramatic">
            <text:p>Dramatic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CONCATENATE([.D$1] ;[.F$1];&quot;&lt;Trait&gt;&quot;;[.B14];&quot;&lt;/Trait&gt;&quot;;&quot;&lt;Hit&gt;&quot;;[.C14];&quot;&lt;/Hit&gt;&quot;;&quot;&lt;Miss&gt;0&lt;/Miss&gt;&quot;;[.E$1])" office:value-type="string" office:string-value="&lt;TownFeralCandidate&gt;&lt;FullClassName&gt;NRaas.CommonSpace.Scoring.TraitScoring, NRaasStoryProgression&lt;/FullClassName&gt;&lt;Trait&gt;Dramatic&lt;/Trait&gt;&lt;Hit&gt;15&lt;/Hit&gt;&lt;Miss&gt;0&lt;/Miss&gt;&lt;/TownFeralCandidate&gt;">
            <text:p>&lt;TownFeralCandidate&gt;&lt;FullClassName&gt;NRaas.CommonSpace.Scoring.TraitScoring, NRaasStoryProgression&lt;/FullClassName&gt;&lt;Trait&gt;Dramatic&lt;/Trait&gt;&lt;Hit&gt;1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Evil;</text:span></text:p>
          </table:table-cell>
          <table:table-cell table:formula="of:=SUBSTITUTE(SUBSTITUTE(TRIM([.A15]);&quot;TraitNames.&quot;;&quot;&quot;) ;&quot;;&quot;;&quot;&quot;)" office:value-type="string" office:string-value="Evil">
            <text:p>Evil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CONCATENATE([.D$1] ;[.F$1];&quot;&lt;Trait&gt;&quot;;[.B15];&quot;&lt;/Trait&gt;&quot;;&quot;&lt;Hit&gt;&quot;;[.C15];&quot;&lt;/Hit&gt;&quot;;&quot;&lt;Miss&gt;0&lt;/Miss&gt;&quot;;[.E$1])" office:value-type="string" office:string-value="&lt;TownFeralCandidate&gt;&lt;FullClassName&gt;NRaas.CommonSpace.Scoring.TraitScoring, NRaasStoryProgression&lt;/FullClassName&gt;&lt;Trait&gt;Evil&lt;/Trait&gt;&lt;Hit&gt;15&lt;/Hit&gt;&lt;Miss&gt;0&lt;/Miss&gt;&lt;/TownFeralCandidate&gt;">
            <text:p>&lt;TownFeralCandidate&gt;&lt;FullClassName&gt;NRaas.CommonSpace.Scoring.TraitScoring, NRaasStoryProgression&lt;/FullClassName&gt;&lt;Trait&gt;Evil&lt;/Trait&gt;&lt;Hit&gt;1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Excitable;</text:span></text:p>
          </table:table-cell>
          <table:table-cell table:formula="of:=SUBSTITUTE(SUBSTITUTE(TRIM([.A16]);&quot;TraitNames.&quot;;&quot;&quot;) ;&quot;;&quot;;&quot;&quot;)" office:value-type="string" office:string-value="Excitable">
            <text:p>Excitable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CONCATENATE([.D$1] ;[.F$1];&quot;&lt;Trait&gt;&quot;;[.B16];&quot;&lt;/Trait&gt;&quot;;&quot;&lt;Hit&gt;&quot;;[.C16];&quot;&lt;/Hit&gt;&quot;;&quot;&lt;Miss&gt;0&lt;/Miss&gt;&quot;;[.E$1])" office:value-type="string" office:string-value="&lt;TownFeralCandidate&gt;&lt;FullClassName&gt;NRaas.CommonSpace.Scoring.TraitScoring, NRaasStoryProgression&lt;/FullClassName&gt;&lt;Trait&gt;Excitable&lt;/Trait&gt;&lt;Hit&gt;25&lt;/Hit&gt;&lt;Miss&gt;0&lt;/Miss&gt;&lt;/TownFeralCandidate&gt;">
            <text:p>&lt;TownFeralCandidate&gt;&lt;FullClassName&gt;NRaas.CommonSpace.Scoring.TraitScoring, NRaasStoryProgression&lt;/FullClassName&gt;&lt;Trait&gt;Excitable&lt;/Trait&gt;&lt;Hit&gt;2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Grumpy;</text:span></text:p>
          </table:table-cell>
          <table:table-cell table:formula="of:=SUBSTITUTE(SUBSTITUTE(TRIM([.A17]);&quot;TraitNames.&quot;;&quot;&quot;) ;&quot;;&quot;;&quot;&quot;)" office:value-type="string" office:string-value="Grumpy">
            <text:p>Grumpy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CONCATENATE([.D$1] ;[.F$1];&quot;&lt;Trait&gt;&quot;;[.B17];&quot;&lt;/Trait&gt;&quot;;&quot;&lt;Hit&gt;&quot;;[.C17];&quot;&lt;/Hit&gt;&quot;;&quot;&lt;Miss&gt;0&lt;/Miss&gt;&quot;;[.E$1])" office:value-type="string" office:string-value="&lt;TownFeralCandidate&gt;&lt;FullClassName&gt;NRaas.CommonSpace.Scoring.TraitScoring, NRaasStoryProgression&lt;/FullClassName&gt;&lt;Trait&gt;Grumpy&lt;/Trait&gt;&lt;Hit&gt;15&lt;/Hit&gt;&lt;Miss&gt;0&lt;/Miss&gt;&lt;/TownFeralCandidate&gt;">
            <text:p>&lt;TownFeralCandidate&gt;&lt;FullClassName&gt;NRaas.CommonSpace.Scoring.TraitScoring, NRaasStoryProgression&lt;/FullClassName&gt;&lt;Trait&gt;Grumpy&lt;/Trait&gt;&lt;Hit&gt;1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HotHeaded;</text:span></text:p>
          </table:table-cell>
          <table:table-cell table:formula="of:=SUBSTITUTE(SUBSTITUTE(TRIM([.A18]);&quot;TraitNames.&quot;;&quot;&quot;) ;&quot;;&quot;;&quot;&quot;)" office:value-type="string" office:string-value="HotHeaded">
            <text:p>HotHeaded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CONCATENATE([.D$1] ;[.F$1];&quot;&lt;Trait&gt;&quot;;[.B18];&quot;&lt;/Trait&gt;&quot;;&quot;&lt;Hit&gt;&quot;;[.C18];&quot;&lt;/Hit&gt;&quot;;&quot;&lt;Miss&gt;0&lt;/Miss&gt;&quot;;[.E$1])" office:value-type="string" office:string-value="&lt;TownFeralCandidate&gt;&lt;FullClassName&gt;NRaas.CommonSpace.Scoring.TraitScoring, NRaasStoryProgression&lt;/FullClassName&gt;&lt;Trait&gt;HotHeaded&lt;/Trait&gt;&lt;Hit&gt;20&lt;/Hit&gt;&lt;Miss&gt;0&lt;/Miss&gt;&lt;/TownFeralCandidate&gt;">
            <text:p>&lt;TownFeralCandidate&gt;&lt;FullClassName&gt;NRaas.CommonSpace.Scoring.TraitScoring, NRaasStoryProgression&lt;/FullClassName&gt;&lt;Trait&gt;HotHeaded&lt;/Trait&gt;&lt;Hit&gt;2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Inappropriate;</text:span></text:p>
          </table:table-cell>
          <table:table-cell table:formula="of:=SUBSTITUTE(SUBSTITUTE(TRIM([.A19]);&quot;TraitNames.&quot;;&quot;&quot;) ;&quot;;&quot;;&quot;&quot;)" office:value-type="string" office:string-value="Inappropriate">
            <text:p>Inappropriate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CONCATENATE([.D$1] ;[.F$1];&quot;&lt;Trait&gt;&quot;;[.B19];&quot;&lt;/Trait&gt;&quot;;&quot;&lt;Hit&gt;&quot;;[.C19];&quot;&lt;/Hit&gt;&quot;;&quot;&lt;Miss&gt;0&lt;/Miss&gt;&quot;;[.E$1])" office:value-type="string" office:string-value="&lt;TownFeralCandidate&gt;&lt;FullClassName&gt;NRaas.CommonSpace.Scoring.TraitScoring, NRaasStoryProgression&lt;/FullClassName&gt;&lt;Trait&gt;Inappropriate&lt;/Trait&gt;&lt;Hit&gt;25&lt;/Hit&gt;&lt;Miss&gt;0&lt;/Miss&gt;&lt;/TownFeralCandidate&gt;">
            <text:p>&lt;TownFeralCandidate&gt;&lt;FullClassName&gt;NRaas.CommonSpace.Scoring.TraitScoring, NRaasStoryProgression&lt;/FullClassName&gt;&lt;Trait&gt;Inappropriate&lt;/Trait&gt;&lt;Hit&gt;2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Insane;</text:span></text:p>
          </table:table-cell>
          <table:table-cell table:formula="of:=SUBSTITUTE(SUBSTITUTE(TRIM([.A20]);&quot;TraitNames.&quot;;&quot;&quot;) ;&quot;;&quot;;&quot;&quot;)" office:value-type="string" office:string-value="Insane">
            <text:p>Insane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CONCATENATE([.D$1] ;[.F$1];&quot;&lt;Trait&gt;&quot;;[.B20];&quot;&lt;/Trait&gt;&quot;;&quot;&lt;Hit&gt;&quot;;[.C20];&quot;&lt;/Hit&gt;&quot;;&quot;&lt;Miss&gt;0&lt;/Miss&gt;&quot;;[.E$1])" office:value-type="string" office:string-value="&lt;TownFeralCandidate&gt;&lt;FullClassName&gt;NRaas.CommonSpace.Scoring.TraitScoring, NRaasStoryProgression&lt;/FullClassName&gt;&lt;Trait&gt;Insane&lt;/Trait&gt;&lt;Hit&gt;25&lt;/Hit&gt;&lt;Miss&gt;0&lt;/Miss&gt;&lt;/TownFeralCandidate&gt;">
            <text:p>&lt;TownFeralCandidate&gt;&lt;FullClassName&gt;NRaas.CommonSpace.Scoring.TraitScoring, NRaasStoryProgression&lt;/FullClassName&gt;&lt;Trait&gt;Insane&lt;/Trait&gt;&lt;Hit&gt;2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Loner;</text:span></text:p>
          </table:table-cell>
          <table:table-cell table:formula="of:=SUBSTITUTE(SUBSTITUTE(TRIM([.A21]);&quot;TraitNames.&quot;;&quot;&quot;) ;&quot;;&quot;;&quot;&quot;)" office:value-type="string" office:string-value="Loner">
            <text:p>Loner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CONCATENATE([.D$1] ;[.F$1];&quot;&lt;Trait&gt;&quot;;[.B21];&quot;&lt;/Trait&gt;&quot;;&quot;&lt;Hit&gt;&quot;;[.C21];&quot;&lt;/Hit&gt;&quot;;&quot;&lt;Miss&gt;0&lt;/Miss&gt;&quot;;[.E$1])" office:value-type="string" office:string-value="&lt;TownFeralCandidate&gt;&lt;FullClassName&gt;NRaas.CommonSpace.Scoring.TraitScoring, NRaasStoryProgression&lt;/FullClassName&gt;&lt;Trait&gt;Loner&lt;/Trait&gt;&lt;Hit&gt;40&lt;/Hit&gt;&lt;Miss&gt;0&lt;/Miss&gt;&lt;/TownFeralCandidate&gt;">
            <text:p>&lt;TownFeralCandidate&gt;&lt;FullClassName&gt;NRaas.CommonSpace.Scoring.TraitScoring, NRaasStoryProgression&lt;/FullClassName&gt;&lt;Trait&gt;Loner&lt;/Trait&gt;&lt;Hit&gt;4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LovesTheOutdoors;</text:span></text:p>
          </table:table-cell>
          <table:table-cell table:formula="of:=SUBSTITUTE(SUBSTITUTE(TRIM([.A22]);&quot;TraitNames.&quot;;&quot;&quot;) ;&quot;;&quot;;&quot;&quot;)" office:value-type="string" office:string-value="LovesTheOutdoors">
            <text:p>LovesTheOutdoors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CONCATENATE([.D$1] ;[.F$1];&quot;&lt;Trait&gt;&quot;;[.B22];&quot;&lt;/Trait&gt;&quot;;&quot;&lt;Hit&gt;&quot;;[.C22];&quot;&lt;/Hit&gt;&quot;;&quot;&lt;Miss&gt;0&lt;/Miss&gt;&quot;;[.E$1])" office:value-type="string" office:string-value="&lt;TownFeralCandidate&gt;&lt;FullClassName&gt;NRaas.CommonSpace.Scoring.TraitScoring, NRaasStoryProgression&lt;/FullClassName&gt;&lt;Trait&gt;LovesTheOutdoors&lt;/Trait&gt;&lt;Hit&gt;15&lt;/Hit&gt;&lt;Miss&gt;0&lt;/Miss&gt;&lt;/TownFeralCandidate&gt;">
            <text:p>&lt;TownFeralCandidate&gt;&lt;FullClassName&gt;NRaas.CommonSpace.Scoring.TraitScoring, NRaasStoryProgression&lt;/FullClassName&gt;&lt;Trait&gt;LovesTheOutdoors&lt;/Trait&gt;&lt;Hit&gt;1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MeanSpirited;</text:span></text:p>
          </table:table-cell>
          <table:table-cell table:formula="of:=SUBSTITUTE(SUBSTITUTE(TRIM([.A23]);&quot;TraitNames.&quot;;&quot;&quot;) ;&quot;;&quot;;&quot;&quot;)" office:value-type="string" office:string-value="MeanSpirited">
            <text:p>MeanSpirited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CONCATENATE([.D$1] ;[.F$1];&quot;&lt;Trait&gt;&quot;;[.B23];&quot;&lt;/Trait&gt;&quot;;&quot;&lt;Hit&gt;&quot;;[.C23];&quot;&lt;/Hit&gt;&quot;;&quot;&lt;Miss&gt;0&lt;/Miss&gt;&quot;;[.E$1])" office:value-type="string" office:string-value="&lt;TownFeralCandidate&gt;&lt;FullClassName&gt;NRaas.CommonSpace.Scoring.TraitScoring, NRaasStoryProgression&lt;/FullClassName&gt;&lt;Trait&gt;MeanSpirited&lt;/Trait&gt;&lt;Hit&gt;20&lt;/Hit&gt;&lt;Miss&gt;0&lt;/Miss&gt;&lt;/TownFeralCandidate&gt;">
            <text:p>&lt;TownFeralCandidate&gt;&lt;FullClassName&gt;NRaas.CommonSpace.Scoring.TraitScoring, NRaasStoryProgression&lt;/FullClassName&gt;&lt;Trait&gt;MeanSpirited&lt;/Trait&gt;&lt;Hit&gt;2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Mooch;</text:span></text:p>
          </table:table-cell>
          <table:table-cell table:formula="of:=SUBSTITUTE(SUBSTITUTE(TRIM([.A24]);&quot;TraitNames.&quot;;&quot;&quot;) ;&quot;;&quot;;&quot;&quot;)" office:value-type="string" office:string-value="Mooch">
            <text:p>Mooch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CONCATENATE([.D$1] ;[.F$1];&quot;&lt;Trait&gt;&quot;;[.B24];&quot;&lt;/Trait&gt;&quot;;&quot;&lt;Hit&gt;&quot;;[.C24];&quot;&lt;/Hit&gt;&quot;;&quot;&lt;Miss&gt;0&lt;/Miss&gt;&quot;;[.E$1])" office:value-type="string" office:string-value="&lt;TownFeralCandidate&gt;&lt;FullClassName&gt;NRaas.CommonSpace.Scoring.TraitScoring, NRaasStoryProgression&lt;/FullClassName&gt;&lt;Trait&gt;Mooch&lt;/Trait&gt;&lt;Hit&gt;10&lt;/Hit&gt;&lt;Miss&gt;0&lt;/Miss&gt;&lt;/TownFeralCandidate&gt;">
            <text:p>&lt;TownFeralCandidate&gt;&lt;FullClassName&gt;NRaas.CommonSpace.Scoring.TraitScoring, NRaasStoryProgression&lt;/FullClassName&gt;&lt;Trait&gt;Mooch&lt;/Trait&gt;&lt;Hit&gt;1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NightOwlTrait;</text:span></text:p>
          </table:table-cell>
          <table:table-cell table:formula="of:=SUBSTITUTE(SUBSTITUTE(TRIM([.A25]);&quot;TraitNames.&quot;;&quot;&quot;) ;&quot;;&quot;;&quot;&quot;)" office:value-type="string" office:string-value="NightOwlTrait">
            <text:p>NightOwlTrait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CONCATENATE([.D$1] ;[.F$1];&quot;&lt;Trait&gt;&quot;;[.B25];&quot;&lt;/Trait&gt;&quot;;&quot;&lt;Hit&gt;&quot;;[.C25];&quot;&lt;/Hit&gt;&quot;;&quot;&lt;Miss&gt;0&lt;/Miss&gt;&quot;;[.E$1])" office:value-type="string" office:string-value="&lt;TownFeralCandidate&gt;&lt;FullClassName&gt;NRaas.CommonSpace.Scoring.TraitScoring, NRaasStoryProgression&lt;/FullClassName&gt;&lt;Trait&gt;NightOwlTrait&lt;/Trait&gt;&lt;Hit&gt;15&lt;/Hit&gt;&lt;Miss&gt;0&lt;/Miss&gt;&lt;/TownFeralCandidate&gt;">
            <text:p>&lt;TownFeralCandidate&gt;&lt;FullClassName&gt;NRaas.CommonSpace.Scoring.TraitScoring, NRaasStoryProgression&lt;/FullClassName&gt;&lt;Trait&gt;NightOwlTrait&lt;/Trait&gt;&lt;Hit&gt;1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RaisedbyWolves;</text:span></text:p>
          </table:table-cell>
          <table:table-cell table:formula="of:=SUBSTITUTE(SUBSTITUTE(TRIM([.A26]);&quot;TraitNames.&quot;;&quot;&quot;) ;&quot;;&quot;;&quot;&quot;)" office:value-type="string" office:string-value="RaisedbyWolves">
            <text:p>RaisedbyWolves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CONCATENATE([.D$1] ;[.F$1];&quot;&lt;Trait&gt;&quot;;[.B26];&quot;&lt;/Trait&gt;&quot;;&quot;&lt;Hit&gt;&quot;;[.C26];&quot;&lt;/Hit&gt;&quot;;&quot;&lt;Miss&gt;0&lt;/Miss&gt;&quot;;[.E$1])" office:value-type="string" office:string-value="&lt;TownFeralCandidate&gt;&lt;FullClassName&gt;NRaas.CommonSpace.Scoring.TraitScoring, NRaasStoryProgression&lt;/FullClassName&gt;&lt;Trait&gt;RaisedbyWolves&lt;/Trait&gt;&lt;Hit&gt;30&lt;/Hit&gt;&lt;Miss&gt;0&lt;/Miss&gt;&lt;/TownFeralCandidate&gt;">
            <text:p>&lt;TownFeralCandidate&gt;&lt;FullClassName&gt;NRaas.CommonSpace.Scoring.TraitScoring, NRaasStoryProgression&lt;/FullClassName&gt;&lt;Trait&gt;RaisedbyWolves&lt;/Trait&gt;&lt;Hit&gt;3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Rebellious;</text:span></text:p>
          </table:table-cell>
          <table:table-cell table:formula="of:=SUBSTITUTE(SUBSTITUTE(TRIM([.A27]);&quot;TraitNames.&quot;;&quot;&quot;) ;&quot;;&quot;;&quot;&quot;)" office:value-type="string" office:string-value="Rebellious">
            <text:p>Rebellious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CONCATENATE([.D$1] ;[.F$1];&quot;&lt;Trait&gt;&quot;;[.B27];&quot;&lt;/Trait&gt;&quot;;&quot;&lt;Hit&gt;&quot;;[.C27];&quot;&lt;/Hit&gt;&quot;;&quot;&lt;Miss&gt;0&lt;/Miss&gt;&quot;;[.E$1])" office:value-type="string" office:string-value="&lt;TownFeralCandidate&gt;&lt;FullClassName&gt;NRaas.CommonSpace.Scoring.TraitScoring, NRaasStoryProgression&lt;/FullClassName&gt;&lt;Trait&gt;Rebellious&lt;/Trait&gt;&lt;Hit&gt;40&lt;/Hit&gt;&lt;Miss&gt;0&lt;/Miss&gt;&lt;/TownFeralCandidate&gt;">
            <text:p>&lt;TownFeralCandidate&gt;&lt;FullClassName&gt;NRaas.CommonSpace.Scoring.TraitScoring, NRaasStoryProgression&lt;/FullClassName&gt;&lt;Trait&gt;Rebellious&lt;/Trait&gt;&lt;Hit&gt;4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Shy;</text:span></text:p>
          </table:table-cell>
          <table:table-cell table:formula="of:=SUBSTITUTE(SUBSTITUTE(TRIM([.A28]);&quot;TraitNames.&quot;;&quot;&quot;) ;&quot;;&quot;;&quot;&quot;)" office:value-type="string" office:string-value="Shy">
            <text:p>Shy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CONCATENATE([.D$1] ;[.F$1];&quot;&lt;Trait&gt;&quot;;[.B28];&quot;&lt;/Trait&gt;&quot;;&quot;&lt;Hit&gt;&quot;;[.C28];&quot;&lt;/Hit&gt;&quot;;&quot;&lt;Miss&gt;0&lt;/Miss&gt;&quot;;[.E$1])" office:value-type="string" office:string-value="&lt;TownFeralCandidate&gt;&lt;FullClassName&gt;NRaas.CommonSpace.Scoring.TraitScoring, NRaasStoryProgression&lt;/FullClassName&gt;&lt;Trait&gt;Shy&lt;/Trait&gt;&lt;Hit&gt;10&lt;/Hit&gt;&lt;Miss&gt;0&lt;/Miss&gt;&lt;/TownFeralCandidate&gt;">
            <text:p>&lt;TownFeralCandidate&gt;&lt;FullClassName&gt;NRaas.CommonSpace.Scoring.TraitScoring, NRaasStoryProgression&lt;/FullClassName&gt;&lt;Trait&gt;Shy&lt;/Trait&gt;&lt;Hit&gt;1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Slob;</text:span></text:p>
          </table:table-cell>
          <table:table-cell table:formula="of:=SUBSTITUTE(SUBSTITUTE(TRIM([.A29]);&quot;TraitNames.&quot;;&quot;&quot;) ;&quot;;&quot;;&quot;&quot;)" office:value-type="string" office:string-value="Slob">
            <text:p>Slob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CONCATENATE([.D$1] ;[.F$1];&quot;&lt;Trait&gt;&quot;;[.B29];&quot;&lt;/Trait&gt;&quot;;&quot;&lt;Hit&gt;&quot;;[.C29];&quot;&lt;/Hit&gt;&quot;;&quot;&lt;Miss&gt;0&lt;/Miss&gt;&quot;;[.E$1])" office:value-type="string" office:string-value="&lt;TownFeralCandidate&gt;&lt;FullClassName&gt;NRaas.CommonSpace.Scoring.TraitScoring, NRaasStoryProgression&lt;/FullClassName&gt;&lt;Trait&gt;Slob&lt;/Trait&gt;&lt;Hit&gt;10&lt;/Hit&gt;&lt;Miss&gt;0&lt;/Miss&gt;&lt;/TownFeralCandidate&gt;">
            <text:p>&lt;TownFeralCandidate&gt;&lt;FullClassName&gt;NRaas.CommonSpace.Scoring.TraitScoring, NRaasStoryProgression&lt;/FullClassName&gt;&lt;Trait&gt;Slob&lt;/Trait&gt;&lt;Hit&gt;1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StoneHearted;</text:span></text:p>
          </table:table-cell>
          <table:table-cell table:formula="of:=SUBSTITUTE(SUBSTITUTE(TRIM([.A30]);&quot;TraitNames.&quot;;&quot;&quot;) ;&quot;;&quot;;&quot;&quot;)" office:value-type="string" office:string-value="StoneHearted">
            <text:p>StoneHearted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CONCATENATE([.D$1] ;[.F$1];&quot;&lt;Trait&gt;&quot;;[.B30];&quot;&lt;/Trait&gt;&quot;;&quot;&lt;Hit&gt;&quot;;[.C30];&quot;&lt;/Hit&gt;&quot;;&quot;&lt;Miss&gt;0&lt;/Miss&gt;&quot;;[.E$1])" office:value-type="string" office:string-value="&lt;TownFeralCandidate&gt;&lt;FullClassName&gt;NRaas.CommonSpace.Scoring.TraitScoring, NRaasStoryProgression&lt;/FullClassName&gt;&lt;Trait&gt;StoneHearted&lt;/Trait&gt;&lt;Hit&gt;20&lt;/Hit&gt;&lt;Miss&gt;0&lt;/Miss&gt;&lt;/TownFeralCandidate&gt;">
            <text:p>&lt;TownFeralCandidate&gt;&lt;FullClassName&gt;NRaas.CommonSpace.Scoring.TraitScoring, NRaasStoryProgression&lt;/FullClassName&gt;&lt;Trait&gt;StoneHearted&lt;/Trait&gt;&lt;Hit&gt;2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WerewolfAlphaDog;</text:span></text:p>
          </table:table-cell>
          <table:table-cell table:formula="of:=SUBSTITUTE(SUBSTITUTE(TRIM([.A31]);&quot;TraitNames.&quot;;&quot;&quot;) ;&quot;;&quot;;&quot;&quot;)" office:value-type="string" office:string-value="WerewolfAlphaDog">
            <text:p>WerewolfAlphaDog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CONCATENATE([.D$1] ;[.F$1];&quot;&lt;Trait&gt;&quot;;[.B31];&quot;&lt;/Trait&gt;&quot;;&quot;&lt;Hit&gt;&quot;;[.C31];&quot;&lt;/Hit&gt;&quot;;&quot;&lt;Miss&gt;0&lt;/Miss&gt;&quot;;[.E$1])" office:value-type="string" office:string-value="&lt;TownFeralCandidate&gt;&lt;FullClassName&gt;NRaas.CommonSpace.Scoring.TraitScoring, NRaasStoryProgression&lt;/FullClassName&gt;&lt;Trait&gt;WerewolfAlphaDog&lt;/Trait&gt;&lt;Hit&gt;30&lt;/Hit&gt;&lt;Miss&gt;0&lt;/Miss&gt;&lt;/TownFeralCandidate&gt;">
            <text:p>&lt;TownFeralCandidate&gt;&lt;FullClassName&gt;NRaas.CommonSpace.Scoring.TraitScoring, NRaasStoryProgression&lt;/FullClassName&gt;&lt;Trait&gt;WerewolfAlphaDog&lt;/Trait&gt;&lt;Hit&gt;3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XFactor;</text:span></text:p>
          </table:table-cell>
          <table:table-cell table:formula="of:=SUBSTITUTE(SUBSTITUTE(TRIM([.A32]);&quot;TraitNames.&quot;;&quot;&quot;) ;&quot;;&quot;;&quot;&quot;)" office:value-type="string" office:string-value="XFactor">
            <text:p>XFactor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CONCATENATE([.D$1] ;[.F$1];&quot;&lt;Trait&gt;&quot;;[.B32];&quot;&lt;/Trait&gt;&quot;;&quot;&lt;Hit&gt;&quot;;[.C32];&quot;&lt;/Hit&gt;&quot;;&quot;&lt;Miss&gt;0&lt;/Miss&gt;&quot;;[.E$1])" office:value-type="string" office:string-value="&lt;TownFeralCandidate&gt;&lt;FullClassName&gt;NRaas.CommonSpace.Scoring.TraitScoring, NRaasStoryProgression&lt;/FullClassName&gt;&lt;Trait&gt;XFactor&lt;/Trait&gt;&lt;Hit&gt;10&lt;/Hit&gt;&lt;Miss&gt;0&lt;/Miss&gt;&lt;/TownFeralCandidate&gt;">
            <text:p>&lt;TownFeralCandidate&gt;&lt;FullClassName&gt;NRaas.CommonSpace.Scoring.TraitScoring, NRaasStoryProgression&lt;/FullClassName&gt;&lt;Trait&gt;XFactor&lt;/Trait&gt;&lt;Hit&gt;1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Vegetarian;</text:span></text:p>
          </table:table-cell>
          <table:table-cell table:formula="of:=SUBSTITUTE(SUBSTITUTE(TRIM([.A33]);&quot;TraitNames.&quot;;&quot;&quot;) ;&quot;;&quot;;&quot;&quot;)" office:value-type="string" office:string-value="Vegetarian">
            <text:p>Vegetarian</text:p>
          </table:table-cell>
          <table:table-cell office:value-type="float" office:value="-1000">
            <text:p>-1000</text:p>
          </table:table-cell>
          <table:table-cell table:number-columns-repeated="2"/>
          <table:table-cell table:formula="of:=CONCATENATE([.D$1] ;[.F$1];&quot;&lt;Trait&gt;&quot;;[.B33];&quot;&lt;/Trait&gt;&quot;;&quot;&lt;Hit&gt;&quot;;[.C33];&quot;&lt;/Hit&gt;&quot;;&quot;&lt;Miss&gt;0&lt;/Miss&gt;&quot;;[.E$1])" office:value-type="string" office:string-value="&lt;TownFeralCandidate&gt;&lt;FullClassName&gt;NRaas.CommonSpace.Scoring.TraitScoring, NRaasStoryProgression&lt;/FullClassName&gt;&lt;Trait&gt;Vegetarian&lt;/Trait&gt;&lt;Hit&gt;-1000&lt;/Hit&gt;&lt;Miss&gt;0&lt;/Miss&gt;&lt;/TownFeralCandidate&gt;">
            <text:p>&lt;TownFeralCandidate&gt;&lt;FullClassName&gt;NRaas.CommonSpace.Scoring.TraitScoring, NRaasStoryProgression&lt;/FullClassName&gt;&lt;Trait&gt;Vegetarian&lt;/Trait&gt;&lt;Hit&gt;-100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Snob;</text:span></text:p>
          </table:table-cell>
          <table:table-cell table:formula="of:=SUBSTITUTE(SUBSTITUTE(TRIM([.A34]);&quot;TraitNames.&quot;;&quot;&quot;) ;&quot;;&quot;;&quot;&quot;)" office:value-type="string" office:string-value="Snob">
            <text:p>Snob</text:p>
          </table:table-cell>
          <table:table-cell office:value-type="float" office:value="-25">
            <text:p>-25</text:p>
          </table:table-cell>
          <table:table-cell table:number-columns-repeated="2"/>
          <table:table-cell table:formula="of:=CONCATENATE([.D$1] ;[.F$1];&quot;&lt;Trait&gt;&quot;;[.B34];&quot;&lt;/Trait&gt;&quot;;&quot;&lt;Hit&gt;&quot;;[.C34];&quot;&lt;/Hit&gt;&quot;;&quot;&lt;Miss&gt;0&lt;/Miss&gt;&quot;;[.E$1])" office:value-type="string" office:string-value="&lt;TownFeralCandidate&gt;&lt;FullClassName&gt;NRaas.CommonSpace.Scoring.TraitScoring, NRaasStoryProgression&lt;/FullClassName&gt;&lt;Trait&gt;Snob&lt;/Trait&gt;&lt;Hit&gt;-25&lt;/Hit&gt;&lt;Miss&gt;0&lt;/Miss&gt;&lt;/TownFeralCandidate&gt;">
            <text:p>&lt;TownFeralCandidate&gt;&lt;FullClassName&gt;NRaas.CommonSpace.Scoring.TraitScoring, NRaasStoryProgression&lt;/FullClassName&gt;&lt;Trait&gt;Snob&lt;/Trait&gt;&lt;Hit&gt;-2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SocialButterfly;</text:span></text:p>
          </table:table-cell>
          <table:table-cell table:formula="of:=SUBSTITUTE(SUBSTITUTE(TRIM([.A35]);&quot;TraitNames.&quot;;&quot;&quot;) ;&quot;;&quot;;&quot;&quot;)" office:value-type="string" office:string-value="SocialButterfly">
            <text:p>SocialButterfly</text:p>
          </table:table-cell>
          <table:table-cell office:value-type="float" office:value="-10">
            <text:p>-10</text:p>
          </table:table-cell>
          <table:table-cell table:number-columns-repeated="2"/>
          <table:table-cell table:formula="of:=CONCATENATE([.D$1] ;[.F$1];&quot;&lt;Trait&gt;&quot;;[.B35];&quot;&lt;/Trait&gt;&quot;;&quot;&lt;Hit&gt;&quot;;[.C35];&quot;&lt;/Hit&gt;&quot;;&quot;&lt;Miss&gt;0&lt;/Miss&gt;&quot;;[.E$1])" office:value-type="string" office:string-value="&lt;TownFeralCandidate&gt;&lt;FullClassName&gt;NRaas.CommonSpace.Scoring.TraitScoring, NRaasStoryProgression&lt;/FullClassName&gt;&lt;Trait&gt;SocialButterfly&lt;/Trait&gt;&lt;Hit&gt;-10&lt;/Hit&gt;&lt;Miss&gt;0&lt;/Miss&gt;&lt;/TownFeralCandidate&gt;">
            <text:p>&lt;TownFeralCandidate&gt;&lt;FullClassName&gt;NRaas.CommonSpace.Scoring.TraitScoring, NRaasStoryProgression&lt;/FullClassName&gt;&lt;Trait&gt;SocialButterfly&lt;/Trait&gt;&lt;Hit&gt;-1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Schmoozer;</text:span></text:p>
          </table:table-cell>
          <table:table-cell table:formula="of:=SUBSTITUTE(SUBSTITUTE(TRIM([.A36]);&quot;TraitNames.&quot;;&quot;&quot;) ;&quot;;&quot;;&quot;&quot;)" office:value-type="string" office:string-value="Schmoozer">
            <text:p>Schmoozer</text:p>
          </table:table-cell>
          <table:table-cell office:value-type="float" office:value="-20">
            <text:p>-20</text:p>
          </table:table-cell>
          <table:table-cell table:number-columns-repeated="2"/>
          <table:table-cell table:formula="of:=CONCATENATE([.D$1] ;[.F$1];&quot;&lt;Trait&gt;&quot;;[.B36];&quot;&lt;/Trait&gt;&quot;;&quot;&lt;Hit&gt;&quot;;[.C36];&quot;&lt;/Hit&gt;&quot;;&quot;&lt;Miss&gt;0&lt;/Miss&gt;&quot;;[.E$1])" office:value-type="string" office:string-value="&lt;TownFeralCandidate&gt;&lt;FullClassName&gt;NRaas.CommonSpace.Scoring.TraitScoring, NRaasStoryProgression&lt;/FullClassName&gt;&lt;Trait&gt;Schmoozer&lt;/Trait&gt;&lt;Hit&gt;-20&lt;/Hit&gt;&lt;Miss&gt;0&lt;/Miss&gt;&lt;/TownFeralCandidate&gt;">
            <text:p>&lt;TownFeralCandidate&gt;&lt;FullClassName&gt;NRaas.CommonSpace.Scoring.TraitScoring, NRaasStoryProgression&lt;/FullClassName&gt;&lt;Trait&gt;Schmoozer&lt;/Trait&gt;&lt;Hit&gt;-2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Proper;</text:span></text:p>
          </table:table-cell>
          <table:table-cell table:formula="of:=SUBSTITUTE(SUBSTITUTE(TRIM([.A37]);&quot;TraitNames.&quot;;&quot;&quot;) ;&quot;;&quot;;&quot;&quot;)" office:value-type="string" office:string-value="Proper">
            <text:p>Proper</text:p>
          </table:table-cell>
          <table:table-cell office:value-type="float" office:value="-20">
            <text:p>-20</text:p>
          </table:table-cell>
          <table:table-cell table:number-columns-repeated="2"/>
          <table:table-cell table:formula="of:=CONCATENATE([.D$1] ;[.F$1];&quot;&lt;Trait&gt;&quot;;[.B37];&quot;&lt;/Trait&gt;&quot;;&quot;&lt;Hit&gt;&quot;;[.C37];&quot;&lt;/Hit&gt;&quot;;&quot;&lt;Miss&gt;0&lt;/Miss&gt;&quot;;[.E$1])" office:value-type="string" office:string-value="&lt;TownFeralCandidate&gt;&lt;FullClassName&gt;NRaas.CommonSpace.Scoring.TraitScoring, NRaasStoryProgression&lt;/FullClassName&gt;&lt;Trait&gt;Proper&lt;/Trait&gt;&lt;Hit&gt;-20&lt;/Hit&gt;&lt;Miss&gt;0&lt;/Miss&gt;&lt;/TownFeralCandidate&gt;">
            <text:p>&lt;TownFeralCandidate&gt;&lt;FullClassName&gt;NRaas.CommonSpace.Scoring.TraitScoring, NRaasStoryProgression&lt;/FullClassName&gt;&lt;Trait&gt;Proper&lt;/Trait&gt;&lt;Hit&gt;-2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Nurturing;</text:span></text:p>
          </table:table-cell>
          <table:table-cell table:formula="of:=SUBSTITUTE(SUBSTITUTE(TRIM([.A38]);&quot;TraitNames.&quot;;&quot;&quot;) ;&quot;;&quot;;&quot;&quot;)" office:value-type="string" office:string-value="Nurturing">
            <text:p>Nurturing</text:p>
          </table:table-cell>
          <table:table-cell office:value-type="float" office:value="-15">
            <text:p>-15</text:p>
          </table:table-cell>
          <table:table-cell table:number-columns-repeated="2"/>
          <table:table-cell table:formula="of:=CONCATENATE([.D$1] ;[.F$1];&quot;&lt;Trait&gt;&quot;;[.B38];&quot;&lt;/Trait&gt;&quot;;&quot;&lt;Hit&gt;&quot;;[.C38];&quot;&lt;/Hit&gt;&quot;;&quot;&lt;Miss&gt;0&lt;/Miss&gt;&quot;;[.E$1])" office:value-type="string" office:string-value="&lt;TownFeralCandidate&gt;&lt;FullClassName&gt;NRaas.CommonSpace.Scoring.TraitScoring, NRaasStoryProgression&lt;/FullClassName&gt;&lt;Trait&gt;Nurturing&lt;/Trait&gt;&lt;Hit&gt;-15&lt;/Hit&gt;&lt;Miss&gt;0&lt;/Miss&gt;&lt;/TownFeralCandidate&gt;">
            <text:p>&lt;TownFeralCandidate&gt;&lt;FullClassName&gt;NRaas.CommonSpace.Scoring.TraitScoring, NRaasStoryProgression&lt;/FullClassName&gt;&lt;Trait&gt;Nurturing&lt;/Trait&gt;&lt;Hit&gt;-1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Loser;</text:span></text:p>
          </table:table-cell>
          <table:table-cell table:formula="of:=SUBSTITUTE(SUBSTITUTE(TRIM([.A39]);&quot;TraitNames.&quot;;&quot;&quot;) ;&quot;;&quot;;&quot;&quot;)" office:value-type="string" office:string-value="Loser">
            <text:p>Loser</text:p>
          </table:table-cell>
          <table:table-cell office:value-type="float" office:value="-25">
            <text:p>-25</text:p>
          </table:table-cell>
          <table:table-cell table:number-columns-repeated="2"/>
          <table:table-cell table:formula="of:=CONCATENATE([.D$1] ;[.F$1];&quot;&lt;Trait&gt;&quot;;[.B39];&quot;&lt;/Trait&gt;&quot;;&quot;&lt;Hit&gt;&quot;;[.C39];&quot;&lt;/Hit&gt;&quot;;&quot;&lt;Miss&gt;0&lt;/Miss&gt;&quot;;[.E$1])" office:value-type="string" office:string-value="&lt;TownFeralCandidate&gt;&lt;FullClassName&gt;NRaas.CommonSpace.Scoring.TraitScoring, NRaasStoryProgression&lt;/FullClassName&gt;&lt;Trait&gt;Loser&lt;/Trait&gt;&lt;Hit&gt;-25&lt;/Hit&gt;&lt;Miss&gt;0&lt;/Miss&gt;&lt;/TownFeralCandidate&gt;">
            <text:p>&lt;TownFeralCandidate&gt;&lt;FullClassName&gt;NRaas.CommonSpace.Scoring.TraitScoring, NRaasStoryProgression&lt;/FullClassName&gt;&lt;Trait&gt;Loser&lt;/Trait&gt;&lt;Hit&gt;-2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Good;</text:span></text:p>
          </table:table-cell>
          <table:table-cell table:formula="of:=SUBSTITUTE(SUBSTITUTE(TRIM([.A40]);&quot;TraitNames.&quot;;&quot;&quot;) ;&quot;;&quot;;&quot;&quot;)" office:value-type="string" office:string-value="Good">
            <text:p>Good</text:p>
          </table:table-cell>
          <table:table-cell office:value-type="float" office:value="-1000">
            <text:p>-1000</text:p>
          </table:table-cell>
          <table:table-cell table:number-columns-repeated="2"/>
          <table:table-cell table:formula="of:=CONCATENATE([.D$1] ;[.F$1];&quot;&lt;Trait&gt;&quot;;[.B40];&quot;&lt;/Trait&gt;&quot;;&quot;&lt;Hit&gt;&quot;;[.C40];&quot;&lt;/Hit&gt;&quot;;&quot;&lt;Miss&gt;0&lt;/Miss&gt;&quot;;[.E$1])" office:value-type="string" office:string-value="&lt;TownFeralCandidate&gt;&lt;FullClassName&gt;NRaas.CommonSpace.Scoring.TraitScoring, NRaasStoryProgression&lt;/FullClassName&gt;&lt;Trait&gt;Good&lt;/Trait&gt;&lt;Hit&gt;-1000&lt;/Hit&gt;&lt;Miss&gt;0&lt;/Miss&gt;&lt;/TownFeralCandidate&gt;">
            <text:p>&lt;TownFeralCandidate&gt;&lt;FullClassName&gt;NRaas.CommonSpace.Scoring.TraitScoring, NRaasStoryProgression&lt;/FullClassName&gt;&lt;Trait&gt;Good&lt;/Trait&gt;&lt;Hit&gt;-100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Friendly;</text:span></text:p>
          </table:table-cell>
          <table:table-cell table:formula="of:=SUBSTITUTE(SUBSTITUTE(TRIM([.A41]);&quot;TraitNames.&quot;;&quot;&quot;) ;&quot;;&quot;;&quot;&quot;)" office:value-type="string" office:string-value="Friendly">
            <text:p>Friendly</text:p>
          </table:table-cell>
          <table:table-cell office:value-type="float" office:value="-25">
            <text:p>-25</text:p>
          </table:table-cell>
          <table:table-cell table:number-columns-repeated="2"/>
          <table:table-cell table:formula="of:=CONCATENATE([.D$1] ;[.F$1];&quot;&lt;Trait&gt;&quot;;[.B41];&quot;&lt;/Trait&gt;&quot;;&quot;&lt;Hit&gt;&quot;;[.C41];&quot;&lt;/Hit&gt;&quot;;&quot;&lt;Miss&gt;0&lt;/Miss&gt;&quot;;[.E$1])" office:value-type="string" office:string-value="&lt;TownFeralCandidate&gt;&lt;FullClassName&gt;NRaas.CommonSpace.Scoring.TraitScoring, NRaasStoryProgression&lt;/FullClassName&gt;&lt;Trait&gt;Friendly&lt;/Trait&gt;&lt;Hit&gt;-25&lt;/Hit&gt;&lt;Miss&gt;0&lt;/Miss&gt;&lt;/TownFeralCandidate&gt;">
            <text:p>&lt;TownFeralCandidate&gt;&lt;FullClassName&gt;NRaas.CommonSpace.Scoring.TraitScoring, NRaasStoryProgression&lt;/FullClassName&gt;&lt;Trait&gt;Friendly&lt;/Trait&gt;&lt;Hit&gt;-2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EasilyImpressed;</text:span></text:p>
          </table:table-cell>
          <table:table-cell table:formula="of:=SUBSTITUTE(SUBSTITUTE(TRIM([.A42]);&quot;TraitNames.&quot;;&quot;&quot;) ;&quot;;&quot;;&quot;&quot;)" office:value-type="string" office:string-value="EasilyImpressed">
            <text:p>EasilyImpressed</text:p>
          </table:table-cell>
          <table:table-cell office:value-type="float" office:value="-20">
            <text:p>-20</text:p>
          </table:table-cell>
          <table:table-cell table:number-columns-repeated="2"/>
          <table:table-cell table:formula="of:=CONCATENATE([.D$1] ;[.F$1];&quot;&lt;Trait&gt;&quot;;[.B42];&quot;&lt;/Trait&gt;&quot;;&quot;&lt;Hit&gt;&quot;;[.C42];&quot;&lt;/Hit&gt;&quot;;&quot;&lt;Miss&gt;0&lt;/Miss&gt;&quot;;[.E$1])" office:value-type="string" office:string-value="&lt;TownFeralCandidate&gt;&lt;FullClassName&gt;NRaas.CommonSpace.Scoring.TraitScoring, NRaasStoryProgression&lt;/FullClassName&gt;&lt;Trait&gt;EasilyImpressed&lt;/Trait&gt;&lt;Hit&gt;-20&lt;/Hit&gt;&lt;Miss&gt;0&lt;/Miss&gt;&lt;/TownFeralCandidate&gt;">
            <text:p>&lt;TownFeralCandidate&gt;&lt;FullClassName&gt;NRaas.CommonSpace.Scoring.TraitScoring, NRaasStoryProgression&lt;/FullClassName&gt;&lt;Trait&gt;EasilyImpressed&lt;/Trait&gt;&lt;Hit&gt;-2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Disciplined;</text:span></text:p>
          </table:table-cell>
          <table:table-cell table:formula="of:=SUBSTITUTE(SUBSTITUTE(TRIM([.A43]);&quot;TraitNames.&quot;;&quot;&quot;) ;&quot;;&quot;;&quot;&quot;)" office:value-type="string" office:string-value="Disciplined">
            <text:p>Disciplined</text:p>
          </table:table-cell>
          <table:table-cell office:value-type="float" office:value="-20">
            <text:p>-20</text:p>
          </table:table-cell>
          <table:table-cell table:number-columns-repeated="2"/>
          <table:table-cell table:formula="of:=CONCATENATE([.D$1] ;[.F$1];&quot;&lt;Trait&gt;&quot;;[.B43];&quot;&lt;/Trait&gt;&quot;;&quot;&lt;Hit&gt;&quot;;[.C43];&quot;&lt;/Hit&gt;&quot;;&quot;&lt;Miss&gt;0&lt;/Miss&gt;&quot;;[.E$1])" office:value-type="string" office:string-value="&lt;TownFeralCandidate&gt;&lt;FullClassName&gt;NRaas.CommonSpace.Scoring.TraitScoring, NRaasStoryProgression&lt;/FullClassName&gt;&lt;Trait&gt;Disciplined&lt;/Trait&gt;&lt;Hit&gt;-20&lt;/Hit&gt;&lt;Miss&gt;0&lt;/Miss&gt;&lt;/TownFeralCandidate&gt;">
            <text:p>&lt;TownFeralCandidate&gt;&lt;FullClassName&gt;NRaas.CommonSpace.Scoring.TraitScoring, NRaasStoryProgression&lt;/FullClassName&gt;&lt;Trait&gt;Disciplined&lt;/Trait&gt;&lt;Hit&gt;-2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Coward;</text:span></text:p>
          </table:table-cell>
          <table:table-cell table:formula="of:=SUBSTITUTE(SUBSTITUTE(TRIM([.A44]);&quot;TraitNames.&quot;;&quot;&quot;) ;&quot;;&quot;;&quot;&quot;)" office:value-type="string" office:string-value="Coward">
            <text:p>Coward</text:p>
          </table:table-cell>
          <table:table-cell office:value-type="float" office:value="-1000">
            <text:p>-1000</text:p>
          </table:table-cell>
          <table:table-cell table:number-columns-repeated="2"/>
          <table:table-cell table:formula="of:=CONCATENATE([.D$1] ;[.F$1];&quot;&lt;Trait&gt;&quot;;[.B44];&quot;&lt;/Trait&gt;&quot;;&quot;&lt;Hit&gt;&quot;;[.C44];&quot;&lt;/Hit&gt;&quot;;&quot;&lt;Miss&gt;0&lt;/Miss&gt;&quot;;[.E$1])" office:value-type="string" office:string-value="&lt;TownFeralCandidate&gt;&lt;FullClassName&gt;NRaas.CommonSpace.Scoring.TraitScoring, NRaasStoryProgression&lt;/FullClassName&gt;&lt;Trait&gt;Coward&lt;/Trait&gt;&lt;Hit&gt;-1000&lt;/Hit&gt;&lt;Miss&gt;0&lt;/Miss&gt;&lt;/TownFeralCandidate&gt;">
            <text:p>&lt;TownFeralCandidate&gt;&lt;FullClassName&gt;NRaas.CommonSpace.Scoring.TraitScoring, NRaasStoryProgression&lt;/FullClassName&gt;&lt;Trait&gt;Coward&lt;/Trait&gt;&lt;Hit&gt;-100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CouchPotato;</text:span></text:p>
          </table:table-cell>
          <table:table-cell table:formula="of:=SUBSTITUTE(SUBSTITUTE(TRIM([.A45]);&quot;TraitNames.&quot;;&quot;&quot;) ;&quot;;&quot;;&quot;&quot;)" office:value-type="string" office:string-value="CouchPotato">
            <text:p>CouchPotato</text:p>
          </table:table-cell>
          <table:table-cell office:value-type="float" office:value="-10">
            <text:p>-10</text:p>
          </table:table-cell>
          <table:table-cell table:number-columns-repeated="2"/>
          <table:table-cell table:formula="of:=CONCATENATE([.D$1] ;[.F$1];&quot;&lt;Trait&gt;&quot;;[.B45];&quot;&lt;/Trait&gt;&quot;;&quot;&lt;Hit&gt;&quot;;[.C45];&quot;&lt;/Hit&gt;&quot;;&quot;&lt;Miss&gt;0&lt;/Miss&gt;&quot;;[.E$1])" office:value-type="string" office:string-value="&lt;TownFeralCandidate&gt;&lt;FullClassName&gt;NRaas.CommonSpace.Scoring.TraitScoring, NRaasStoryProgression&lt;/FullClassName&gt;&lt;Trait&gt;CouchPotato&lt;/Trait&gt;&lt;Hit&gt;-10&lt;/Hit&gt;&lt;Miss&gt;0&lt;/Miss&gt;&lt;/TownFeralCandidate&gt;">
            <text:p>&lt;TownFeralCandidate&gt;&lt;FullClassName&gt;NRaas.CommonSpace.Scoring.TraitScoring, NRaasStoryProgression&lt;/FullClassName&gt;&lt;Trait&gt;CouchPotato&lt;/Trait&gt;&lt;Hit&gt;-1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ComputerWhiz;</text:span></text:p>
          </table:table-cell>
          <table:table-cell table:formula="of:=SUBSTITUTE(SUBSTITUTE(TRIM([.A46]);&quot;TraitNames.&quot;;&quot;&quot;) ;&quot;;&quot;;&quot;&quot;)" office:value-type="string" office:string-value="ComputerWhiz">
            <text:p>ComputerWhiz</text:p>
          </table:table-cell>
          <table:table-cell office:value-type="float" office:value="-20">
            <text:p>-20</text:p>
          </table:table-cell>
          <table:table-cell table:number-columns-repeated="2"/>
          <table:table-cell table:formula="of:=CONCATENATE([.D$1] ;[.F$1];&quot;&lt;Trait&gt;&quot;;[.B46];&quot;&lt;/Trait&gt;&quot;;&quot;&lt;Hit&gt;&quot;;[.C46];&quot;&lt;/Hit&gt;&quot;;&quot;&lt;Miss&gt;0&lt;/Miss&gt;&quot;;[.E$1])" office:value-type="string" office:string-value="&lt;TownFeralCandidate&gt;&lt;FullClassName&gt;NRaas.CommonSpace.Scoring.TraitScoring, NRaasStoryProgression&lt;/FullClassName&gt;&lt;Trait&gt;ComputerWhiz&lt;/Trait&gt;&lt;Hit&gt;-20&lt;/Hit&gt;&lt;Miss&gt;0&lt;/Miss&gt;&lt;/TownFeralCandidate&gt;">
            <text:p>&lt;TownFeralCandidate&gt;&lt;FullClassName&gt;NRaas.CommonSpace.Scoring.TraitScoring, NRaasStoryProgression&lt;/FullClassName&gt;&lt;Trait&gt;ComputerWhiz&lt;/Trait&gt;&lt;Hit&gt;-2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Clumsy;</text:span></text:p>
          </table:table-cell>
          <table:table-cell table:formula="of:=SUBSTITUTE(SUBSTITUTE(TRIM([.A47]);&quot;TraitNames.&quot;;&quot;&quot;) ;&quot;;&quot;;&quot;&quot;)" office:value-type="string" office:string-value="Clumsy">
            <text:p>Clumsy</text:p>
          </table:table-cell>
          <table:table-cell office:value-type="float" office:value="-25">
            <text:p>-25</text:p>
          </table:table-cell>
          <table:table-cell table:number-columns-repeated="2"/>
          <table:table-cell table:formula="of:=CONCATENATE([.D$1] ;[.F$1];&quot;&lt;Trait&gt;&quot;;[.B47];&quot;&lt;/Trait&gt;&quot;;&quot;&lt;Hit&gt;&quot;;[.C47];&quot;&lt;/Hit&gt;&quot;;&quot;&lt;Miss&gt;0&lt;/Miss&gt;&quot;;[.E$1])" office:value-type="string" office:string-value="&lt;TownFeralCandidate&gt;&lt;FullClassName&gt;NRaas.CommonSpace.Scoring.TraitScoring, NRaasStoryProgression&lt;/FullClassName&gt;&lt;Trait&gt;Clumsy&lt;/Trait&gt;&lt;Hit&gt;-25&lt;/Hit&gt;&lt;Miss&gt;0&lt;/Miss&gt;&lt;/TownFeralCandidate&gt;">
            <text:p>&lt;TownFeralCandidate&gt;&lt;FullClassName&gt;NRaas.CommonSpace.Scoring.TraitScoring, NRaasStoryProgression&lt;/FullClassName&gt;&lt;Trait&gt;Clumsy&lt;/Trait&gt;&lt;Hit&gt;-2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CanApprehendBurglar;</text:span></text:p>
          </table:table-cell>
          <table:table-cell table:formula="of:=SUBSTITUTE(SUBSTITUTE(TRIM([.A48]);&quot;TraitNames.&quot;;&quot;&quot;) ;&quot;;&quot;;&quot;&quot;)" office:value-type="string" office:string-value="CanApprehendBurglar">
            <text:p>CanApprehendBurglar</text:p>
          </table:table-cell>
          <table:table-cell office:value-type="float" office:value="-20">
            <text:p>-20</text:p>
          </table:table-cell>
          <table:table-cell table:number-columns-repeated="2"/>
          <table:table-cell table:formula="of:=CONCATENATE([.D$1] ;[.F$1];&quot;&lt;Trait&gt;&quot;;[.B48];&quot;&lt;/Trait&gt;&quot;;&quot;&lt;Hit&gt;&quot;;[.C48];&quot;&lt;/Hit&gt;&quot;;&quot;&lt;Miss&gt;0&lt;/Miss&gt;&quot;;[.E$1])" office:value-type="string" office:string-value="&lt;TownFeralCandidate&gt;&lt;FullClassName&gt;NRaas.CommonSpace.Scoring.TraitScoring, NRaasStoryProgression&lt;/FullClassName&gt;&lt;Trait&gt;CanApprehendBurglar&lt;/Trait&gt;&lt;Hit&gt;-20&lt;/Hit&gt;&lt;Miss&gt;0&lt;/Miss&gt;&lt;/TownFeralCandidate&gt;">
            <text:p>&lt;TownFeralCandidate&gt;&lt;FullClassName&gt;NRaas.CommonSpace.Scoring.TraitScoring, NRaasStoryProgression&lt;/FullClassName&gt;&lt;Trait&gt;CanApprehendBurglar&lt;/Trait&gt;&lt;Hit&gt;-2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BookWorm;</text:span></text:p>
          </table:table-cell>
          <table:table-cell table:formula="of:=SUBSTITUTE(SUBSTITUTE(TRIM([.A49]);&quot;TraitNames.&quot;;&quot;&quot;) ;&quot;;&quot;;&quot;&quot;)" office:value-type="string" office:string-value="BookWorm">
            <text:p>BookWorm</text:p>
          </table:table-cell>
          <table:table-cell office:value-type="float" office:value="-20">
            <text:p>-20</text:p>
          </table:table-cell>
          <table:table-cell table:number-columns-repeated="2"/>
          <table:table-cell table:formula="of:=CONCATENATE([.D$1] ;[.F$1];&quot;&lt;Trait&gt;&quot;;[.B49];&quot;&lt;/Trait&gt;&quot;;&quot;&lt;Hit&gt;&quot;;[.C49];&quot;&lt;/Hit&gt;&quot;;&quot;&lt;Miss&gt;0&lt;/Miss&gt;&quot;;[.E$1])" office:value-type="string" office:string-value="&lt;TownFeralCandidate&gt;&lt;FullClassName&gt;NRaas.CommonSpace.Scoring.TraitScoring, NRaasStoryProgression&lt;/FullClassName&gt;&lt;Trait&gt;BookWorm&lt;/Trait&gt;&lt;Hit&gt;-20&lt;/Hit&gt;&lt;Miss&gt;0&lt;/Miss&gt;&lt;/TownFeralCandidate&gt;">
            <text:p>&lt;TownFeralCandidate&gt;&lt;FullClassName&gt;NRaas.CommonSpace.Scoring.TraitScoring, NRaasStoryProgression&lt;/FullClassName&gt;&lt;Trait&gt;BookWorm&lt;/Trait&gt;&lt;Hit&gt;-20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Artistic;</text:span></text:p>
          </table:table-cell>
          <table:table-cell table:formula="of:=SUBSTITUTE(SUBSTITUTE(TRIM([.A50]);&quot;TraitNames.&quot;;&quot;&quot;) ;&quot;;&quot;;&quot;&quot;)" office:value-type="string" office:string-value="Artistic">
            <text:p>Artistic</text:p>
          </table:table-cell>
          <table:table-cell office:value-type="float" office:value="-15">
            <text:p>-15</text:p>
          </table:table-cell>
          <table:table-cell table:number-columns-repeated="2"/>
          <table:table-cell table:formula="of:=CONCATENATE([.D$1] ;[.F$1];&quot;&lt;Trait&gt;&quot;;[.B50];&quot;&lt;/Trait&gt;&quot;;&quot;&lt;Hit&gt;&quot;;[.C50];&quot;&lt;/Hit&gt;&quot;;&quot;&lt;Miss&gt;0&lt;/Miss&gt;&quot;;[.E$1])" office:value-type="string" office:string-value="&lt;TownFeralCandidate&gt;&lt;FullClassName&gt;NRaas.CommonSpace.Scoring.TraitScoring, NRaasStoryProgression&lt;/FullClassName&gt;&lt;Trait&gt;Artistic&lt;/Trait&gt;&lt;Hit&gt;-15&lt;/Hit&gt;&lt;Miss&gt;0&lt;/Miss&gt;&lt;/TownFeralCandidate&gt;">
            <text:p>&lt;TownFeralCandidate&gt;&lt;FullClassName&gt;NRaas.CommonSpace.Scoring.TraitScoring, NRaasStoryProgression&lt;/FullClassName&gt;&lt;Trait&gt;Artistic&lt;/Trait&gt;&lt;Hit&gt;-15&lt;/Hit&gt;&lt;Miss&gt;0&lt;/Miss&gt;&lt;/TownFeralCandidate&gt;</text:p>
          </table:table-cell>
        </table:table-row>
        <table:table-row table:style-name="ro2">
          <table:table-cell office:value-type="string">
            <text:p><text:span text:style-name="T3"><text:s text:c="12"/></text:span><text:span text:style-name="T2">TraitNames</text:span><text:span text:style-name="T3">.AbsentMinded;</text:span></text:p>
          </table:table-cell>
          <table:table-cell table:formula="of:=SUBSTITUTE(SUBSTITUTE(TRIM([.A51]);&quot;TraitNames.&quot;;&quot;&quot;) ;&quot;;&quot;;&quot;&quot;)" office:value-type="string" office:string-value="AbsentMinded">
            <text:p>AbsentMinded</text:p>
          </table:table-cell>
          <table:table-cell office:value-type="float" office:value="-20">
            <text:p>-20</text:p>
          </table:table-cell>
          <table:table-cell table:number-columns-repeated="2"/>
          <table:table-cell table:formula="of:=CONCATENATE([.D$1] ;[.F$1];&quot;&lt;Trait&gt;&quot;;[.B51];&quot;&lt;/Trait&gt;&quot;;&quot;&lt;Hit&gt;&quot;;[.C51];&quot;&lt;/Hit&gt;&quot;;&quot;&lt;Miss&gt;0&lt;/Miss&gt;&quot;;[.E$1])" office:value-type="string" office:string-value="&lt;TownFeralCandidate&gt;&lt;FullClassName&gt;NRaas.CommonSpace.Scoring.TraitScoring, NRaasStoryProgression&lt;/FullClassName&gt;&lt;Trait&gt;AbsentMinded&lt;/Trait&gt;&lt;Hit&gt;-20&lt;/Hit&gt;&lt;Miss&gt;0&lt;/Miss&gt;&lt;/TownFeralCandidate&gt;">
            <text:p>&lt;TownFeralCandidate&gt;&lt;FullClassName&gt;NRaas.CommonSpace.Scoring.TraitScoring, NRaasStoryProgression&lt;/FullClassName&gt;&lt;Trait&gt;AbsentMinded&lt;/Trait&gt;&lt;Hit&gt;-20&lt;/Hit&gt;&lt;Miss&gt;0&lt;/Miss&gt;&lt;/TownFeralCandidate&gt;</text:p>
          </table:table-cell>
        </table:table-row>
        <table:table-row table:style-name="ro2">
          <table:table-cell/>
          <table:table-cell table:formula="of:=SUBSTITUTE(SUBSTITUTE(TRIM([.A52]);&quot;TraitNames.&quot;;&quot;&quot;) ;&quot;;&quot;;&quot;&quot;)">
            <text:p/>
          </table:table-cell>
          <table:table-cell/>
          <table:table-cell table:number-columns-repeated="2"/>
          <table:table-cell table:formula="of:=CONCATENATE([.D$1] ;[.F$1];&quot;&lt;Trait&gt;&quot;;[.B52];&quot;&lt;/Trait&gt;&quot;;&quot;&lt;Hit&gt;&quot;;[.C52];&quot;&lt;/Hit&gt;&quot;;&quot;&lt;Miss&gt;0&lt;/Miss&gt;&quot;;[.E$1])" office:value-type="string" office:string-value="&lt;TownFeralCandidate&gt;&lt;FullClassName&gt;NRaas.CommonSpace.Scoring.TraitScoring, NRaasStoryProgression&lt;/FullClassName&gt;&lt;Trait&gt;&lt;/Trait&gt;&lt;Hit&gt;&lt;/Hit&gt;&lt;Miss&gt;0&lt;/Miss&gt;&lt;/TownFeralCandidate&gt;">
            <text:p>&lt;TownFeralCandidate&gt;&lt;FullClassName&gt;NRaas.CommonSpace.Scoring.TraitScoring, NRaasStoryProgression&lt;/FullClassName&gt;&lt;Trait&gt;&lt;/Trait&gt;&lt;Hit&gt;&lt;/Hit&gt;&lt;Miss&gt;0&lt;/Miss&gt;&lt;/TownFeralCandidate&gt;</text:p>
          </table:table-cell>
        </table:table-row>
        <table:table-row table:style-name="ro2" table:number-rows-repeated="35"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style-name="ce2"/>
          <table:table-cell table:number-columns-repeated="4"/>
        </table:table-row>
      </table:table>
      <table:table table:name="Update History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1" office:value-type="string">
            <text:p>|| </text:p>
          </table:table-cell>
          <table:table-cell table:style-name="ce5" office:value-type="string">
            <text:p><text:s/>|| [[</text:p>
          </table:table-cell>
          <table:table-cell table:style-name="ce5" office:value-type="string">
            <text:p><text:span text:style-name="T1">]]</text:span> ||= </text:p>
          </table:table-cell>
          <table:table-cell table:style-name="ce5" office:value-type="string">
            <text:p><text:s/>|| [[file:nraas/</text:p>
          </table:table-cell>
          <table:table-cell table:style-name="ce5" office:value-type="string">
            <text:p>.zip]] || </text:p>
          </table:table-cell>
          <table:table-cell office:value-type="string">
            <text:p>.zip|</text:p>
          </table:table-cell>
          <table:table-cell table:style-name="ce5" office:value-type="string">
            <text:p><text:s/>Translation</text:p>
          </table:table-cell>
          <table:table-cell office:value-type="string">
            <text:p><text:s/>|| [[user]] ||</text:p>
          </table:table-cell>
        </table:table-row>
        <table:table-row table:style-name="ro2">
          <table:table-cell/>
          <table:table-cell table:style-name="Default" office:value-type="string">
            <text:p>N</text:p>
          </table:table-cell>
          <table:table-cell office:value-type="string">
            <text:p>Raas_</text:p>
          </table:table-cell>
          <table:table-cell table:formula="of:=CONCATENATE([.B3];[.C3])" office:value-type="string" office:string-value="NRaas_">
            <text:p>NRaas_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 office:value-type="string">
            <text:p>Date</text:p>
          </table:table-cell>
          <table:table-cell office:value-type="string">
            <text:p>Module</text:p>
          </table:table-cell>
          <table:table-cell office:value-type="string">
            <text:p>Version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>
            <text:p>2013-NOV-29</text:p>
          </table:table-cell>
          <table:table-cell table:number-columns-repeated="7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Animator Phase Six</text:p>
          </table:table-cell>
          <table:table-cell office:value-type="float" office:value="10">
            <text:p>10</text:p>
          </table:table-cell>
          <table:table-cell table:formula="of:=LEFT([.C7];FIND(&quot; &quot;;[.C7])-1)" office:value-type="string" office:string-value="Animator">
            <text:p>Animator</text:p>
          </table:table-cell>
          <table:table-cell office:value-type="string">
            <text:p>Animator</text:p>
          </table:table-cell>
          <table:table-cell table:formula="of:=CONCATENATE([.B$2];[.B7];[.C$2];[.C7];[.D$2];[.D7];[.E$2];[.D$3];[.F7];&quot;_V&quot;;[.D7];[.G$2];[.D$3];[.F7];&quot;_V&quot;;[.D7];[.F$2];[.E7];[.H$2];[.I$2])" office:value-type="string" office:string-value="|| 2013-NOV-29 || [[Animator Phase Six]] ||= 10 || [[file:nraas/NRaas_Animator_V10.zip|NRaas_Animator_V10.zip]] || Animator Translation || [[user]] ||">
            <text:p>|| 2013-NOV-29 || [[Animator Phase Six]] ||= 10 || [[file:nraas/NRaas_Animator_V10.zip|NRaas_Animator_V10.zip]] || Animato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AntiMagicScroll Phase Five</text:p>
          </table:table-cell>
          <table:table-cell office:value-type="float" office:value="9">
            <text:p>9</text:p>
          </table:table-cell>
          <table:table-cell table:formula="of:=LEFT([.C8];FIND(&quot; &quot;;[.C8])-1)" office:value-type="string" office:string-value="AntiMagicScroll">
            <text:p>AntiMagicScroll</text:p>
          </table:table-cell>
          <table:table-cell office:value-type="string">
            <text:p>AntiMagicScroll</text:p>
          </table:table-cell>
          <table:table-cell table:formula="of:=CONCATENATE([.B$2];[.B8];[.C$2];[.C8];[.D$2];[.D8];[.E$2];[.D$3];[.F8];&quot;_V&quot;;[.D8];[.G$2];[.D$3];[.F8];&quot;_V&quot;;[.D8];[.F$2];[.E8];[.H$2];[.I$2])" office:value-type="string" office:string-value="|| 2013-NOV-29 || [[AntiMagicScroll Phase Five]] ||= 9 || [[file:nraas/NRaas_AntiMagicScroll_V9.zip|NRaas_AntiMagicScroll_V9.zip]] || AntiMagicScroll Translation || [[user]] ||">
            <text:p>|| 2013-NOV-29 || [[AntiMagicScroll Phase Five]] ||= 9 || [[file:nraas/NRaas_AntiMagicScroll_V9.zip|NRaas_AntiMagicScroll_V9.zip]] || AntiMagicScroll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Careers Academics Phase Fourteen</text:p>
          </table:table-cell>
          <table:table-cell office:value-type="float" office:value="84">
            <text:p>84</text:p>
          </table:table-cell>
          <table:table-cell table:formula="of:=LEFT([.C9];FIND(&quot; &quot;;[.C9])-1)" office:value-type="string" office:string-value="Careers">
            <text:p>Careers</text:p>
          </table:table-cell>
          <table:table-cell office:value-type="string">
            <text:p>CareerDataAcademics</text:p>
          </table:table-cell>
          <table:table-cell table:formula="of:=CONCATENATE([.B$2];[.B9];[.C$2];[.C9];[.D$2];[.D9];[.E$2];[.D$3];[.F9];&quot;_V&quot;;[.D9];[.G$2];[.D$3];[.F9];&quot;_V&quot;;[.D9];[.F$2];[.E9];[.H$2];[.I$2])" office:value-type="string" office:string-value="|| 2013-NOV-29 || [[Careers Academics Phase Fourteen]] ||= 84 || [[file:nraas/NRaas_CareerDataAcademics_V84.zip|NRaas_CareerDataAcademics_V84.zip]] || Careers Translation || [[user]] ||">
            <text:p>|| 2013-NOV-29 || [[Careers Academics Phase Fourteen]] ||= 84 || [[file:nraas/NRaas_CareerDataAcademics_V84.zip|NRaas_CareerDataAcademics_V84.zip]] || Careers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Careers Assassination Phase Eleven</text:p>
          </table:table-cell>
          <table:table-cell office:value-type="float" office:value="66">
            <text:p>66</text:p>
          </table:table-cell>
          <table:table-cell table:formula="of:=LEFT([.C10];FIND(&quot; &quot;;[.C10])-1)" office:value-type="string" office:string-value="Careers">
            <text:p>Careers</text:p>
          </table:table-cell>
          <table:table-cell office:value-type="string">
            <text:p>CareerDataAssassination</text:p>
          </table:table-cell>
          <table:table-cell table:formula="of:=CONCATENATE([.B$2];[.B10];[.C$2];[.C10];[.D$2];[.D10];[.E$2];[.D$3];[.F10];&quot;_V&quot;;[.D10];[.G$2];[.D$3];[.F10];&quot;_V&quot;;[.D10];[.F$2];[.E10];[.H$2];[.I$2])" office:value-type="string" office:string-value="|| 2013-NOV-29 || [[Careers Assassination Phase Eleven]] ||= 66 || [[file:nraas/NRaas_CareerDataAssassination_V66.zip|NRaas_CareerDataAssassination_V66.zip]] || Careers Translation || [[user]] ||">
            <text:p>|| 2013-NOV-29 || [[Careers Assassination Phase Eleven]] ||= 66 || [[file:nraas/NRaas_CareerDataAssassination_V66.zip|NRaas_CareerDataAssassination_V66.zip]] || Careers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Careers School Phase Eleven</text:p>
          </table:table-cell>
          <table:table-cell office:value-type="float" office:value="66">
            <text:p>66</text:p>
          </table:table-cell>
          <table:table-cell table:formula="of:=LEFT([.C11];FIND(&quot; &quot;;[.C11])-1)" office:value-type="string" office:string-value="Careers">
            <text:p>Careers</text:p>
          </table:table-cell>
          <table:table-cell office:value-type="string">
            <text:p>CareerDataSchool</text:p>
          </table:table-cell>
          <table:table-cell table:formula="of:=CONCATENATE([.B$2];[.B11];[.C$2];[.C11];[.D$2];[.D11];[.E$2];[.D$3];[.F11];&quot;_V&quot;;[.D11];[.G$2];[.D$3];[.F11];&quot;_V&quot;;[.D11];[.F$2];[.E11];[.H$2];[.I$2])" office:value-type="string" office:string-value="|| 2013-NOV-29 || [[Careers School Phase Eleven]] ||= 66 || [[file:nraas/NRaas_CareerDataSchool_V66.zip|NRaas_CareerDataSchool_V66.zip]] || Careers Translation || [[user]] ||">
            <text:p>|| 2013-NOV-29 || [[Careers School Phase Eleven]] ||= 66 || [[file:nraas/NRaas_CareerDataSchool_V66.zip|NRaas_CareerDataSchool_V66.zip]] || Careers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Careers Tones Phase Eleven</text:p>
          </table:table-cell>
          <table:table-cell office:value-type="float" office:value="66">
            <text:p>66</text:p>
          </table:table-cell>
          <table:table-cell table:formula="of:=LEFT([.C12];FIND(&quot; &quot;;[.C12])-1)" office:value-type="string" office:string-value="Careers">
            <text:p>Careers</text:p>
          </table:table-cell>
          <table:table-cell office:value-type="string">
            <text:p>CareerDataTones</text:p>
          </table:table-cell>
          <table:table-cell table:formula="of:=CONCATENATE([.B$2];[.B12];[.C$2];[.C12];[.D$2];[.D12];[.E$2];[.D$3];[.F12];&quot;_V&quot;;[.D12];[.G$2];[.D$3];[.F12];&quot;_V&quot;;[.D12];[.F$2];[.E12];[.H$2];[.I$2])" office:value-type="string" office:string-value="|| 2013-NOV-29 || [[Careers Tones Phase Eleven]] ||= 66 || [[file:nraas/NRaas_CareerDataTones_V66.zip|NRaas_CareerDataTones_V66.zip]] || Careers Translation || [[user]] ||">
            <text:p>|| 2013-NOV-29 || [[Careers Tones Phase Eleven]] ||= 66 || [[file:nraas/NRaas_CareerDataTones_V66.zip|NRaas_CareerDataTones_V66.zip]] || Careers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Careers Unemployed Phase Eleven</text:p>
          </table:table-cell>
          <table:table-cell office:value-type="float" office:value="66">
            <text:p>66</text:p>
          </table:table-cell>
          <table:table-cell table:formula="of:=LEFT([.C13];FIND(&quot; &quot;;[.C13])-1)" office:value-type="string" office:string-value="Careers">
            <text:p>Careers</text:p>
          </table:table-cell>
          <table:table-cell office:value-type="string">
            <text:p>CareerDataUnemployed</text:p>
          </table:table-cell>
          <table:table-cell table:formula="of:=CONCATENATE([.B$2];[.B13];[.C$2];[.C13];[.D$2];[.D13];[.E$2];[.D$3];[.F13];&quot;_V&quot;;[.D13];[.G$2];[.D$3];[.F13];&quot;_V&quot;;[.D13];[.F$2];[.E13];[.H$2];[.I$2])" office:value-type="string" office:string-value="|| 2013-NOV-29 || [[Careers Unemployed Phase Eleven]] ||= 66 || [[file:nraas/NRaas_CareerDataUnemployed_V66.zip|NRaas_CareerDataUnemployed_V66.zip]] || Careers Translation || [[user]] ||">
            <text:p>|| 2013-NOV-29 || [[Careers Unemployed Phase Eleven]] ||= 66 || [[file:nraas/NRaas_CareerDataUnemployed_V66.zip|NRaas_CareerDataUnemployed_V66.zip]] || Careers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Careers SelfEmployed Phase Eleven</text:p>
          </table:table-cell>
          <table:table-cell office:value-type="float" office:value="66">
            <text:p>66</text:p>
          </table:table-cell>
          <table:table-cell table:formula="of:=LEFT([.C14];FIND(&quot; &quot;;[.C14])-1)" office:value-type="string" office:string-value="Careers">
            <text:p>Careers</text:p>
          </table:table-cell>
          <table:table-cell office:value-type="string">
            <text:p>CareerDataSelfEmployed</text:p>
          </table:table-cell>
          <table:table-cell table:formula="of:=CONCATENATE([.B$2];[.B14];[.C$2];[.C14];[.D$2];[.D14];[.E$2];[.D$3];[.F14];&quot;_V&quot;;[.D14];[.G$2];[.D$3];[.F14];&quot;_V&quot;;[.D14];[.F$2];[.E14];[.H$2];[.I$2])" office:value-type="string" office:string-value="|| 2013-NOV-29 || [[Careers SelfEmployed Phase Eleven]] ||= 66 || [[file:nraas/NRaas_CareerDataSelfEmployed_V66.zip|NRaas_CareerDataSelfEmployed_V66.zip]] || Careers Translation || [[user]] ||">
            <text:p>|| 2013-NOV-29 || [[Careers SelfEmployed Phase Eleven]] ||= 66 || [[file:nraas/NRaas_CareerDataSelfEmployed_V66.zip|NRaas_CareerDataSelfEmployed_V66.zip]] || Careers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Careers Mobster Phase Eleven</text:p>
          </table:table-cell>
          <table:table-cell office:value-type="float" office:value="79">
            <text:p>79</text:p>
          </table:table-cell>
          <table:table-cell table:formula="of:=LEFT([.C15];FIND(&quot; &quot;;[.C15])-1)" office:value-type="string" office:string-value="Careers">
            <text:p>Careers</text:p>
          </table:table-cell>
          <table:table-cell office:value-type="string">
            <text:p>CareerDataMobster</text:p>
          </table:table-cell>
          <table:table-cell table:formula="of:=CONCATENATE([.B$2];[.B15];[.C$2];[.C15];[.D$2];[.D15];[.E$2];[.D$3];[.F15];&quot;_V&quot;;[.D15];[.G$2];[.D$3];[.F15];&quot;_V&quot;;[.D15];[.F$2];[.E15];[.H$2];[.I$2])" office:value-type="string" office:string-value="|| 2013-NOV-29 || [[Careers Mobster Phase Eleven]] ||= 79 || [[file:nraas/NRaas_CareerDataMobster_V79.zip|NRaas_CareerDataMobster_V79.zip]] || Careers Translation || [[user]] ||">
            <text:p>|| 2013-NOV-29 || [[Careers Mobster Phase Eleven]] ||= 79 || [[file:nraas/NRaas_CareerDataMobster_V79.zip|NRaas_CareerDataMobster_V79.zip]] || Careers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Careers Homemaker Phase Eleven</text:p>
          </table:table-cell>
          <table:table-cell office:value-type="float" office:value="67">
            <text:p>67</text:p>
          </table:table-cell>
          <table:table-cell office:value-type="string">
            <text:p>Careers</text:p>
          </table:table-cell>
          <table:table-cell office:value-type="string">
            <text:p>CareerDataHomemaker</text:p>
          </table:table-cell>
          <table:table-cell table:formula="of:=CONCATENATE([.B$2];[.B16];[.C$2];[.C16];[.D$2];[.D16];[.E$2];[.D$3];[.F16];&quot;_V&quot;;[.D16];[.G$2];[.D$3];[.F16];&quot;_V&quot;;[.D16];[.F$2];[.E16];[.H$2];[.I$2])" office:value-type="string" office:string-value="|| 2013-NOV-29 || [[Careers Homemaker Phase Eleven]] ||= 67 || [[file:nraas/NRaas_CareerDataHomemaker_V67.zip|NRaas_CareerDataHomemaker_V67.zip]] || Careers Translation || [[user]] ||">
            <text:p>|| 2013-NOV-29 || [[Careers Homemaker Phase Eleven]] ||= 67 || [[file:nraas/NRaas_CareerDataHomemaker_V67.zip|NRaas_CareerDataHomemaker_V67.zip]] || Careers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Careers PartTime Phase Eleven</text:p>
          </table:table-cell>
          <table:table-cell office:value-type="float" office:value="61">
            <text:p>61</text:p>
          </table:table-cell>
          <table:table-cell office:value-type="string">
            <text:p>Careers</text:p>
          </table:table-cell>
          <table:table-cell office:value-type="string">
            <text:p>CareerDataPartTime</text:p>
          </table:table-cell>
          <table:table-cell table:formula="of:=CONCATENATE([.B$2];[.B17];[.C$2];[.C17];[.D$2];[.D17];[.E$2];[.D$3];[.F17];&quot;_V&quot;;[.D17];[.G$2];[.D$3];[.F17];&quot;_V&quot;;[.D17];[.F$2];[.E17];[.H$2];[.I$2])" office:value-type="string" office:string-value="|| 2013-NOV-29 || [[Careers PartTime Phase Eleven]] ||= 61 || [[file:nraas/NRaas_CareerDataPartTime_V61.zip|NRaas_CareerDataPartTime_V61.zip]] || Careers Translation || [[user]] ||">
            <text:p>|| 2013-NOV-29 || [[Careers PartTime Phase Eleven]] ||= 61 || [[file:nraas/NRaas_CareerDataPartTime_V61.zip|NRaas_CareerDataPartTime_V61.zip]] || Careers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Careers Phase Fifteen</text:p>
          </table:table-cell>
          <table:table-cell office:value-type="float" office:value="85">
            <text:p>85</text:p>
          </table:table-cell>
          <table:table-cell table:formula="of:=LEFT([.C18];FIND(&quot; &quot;;[.C18])-1)" office:value-type="string" office:string-value="Careers">
            <text:p>Careers</text:p>
          </table:table-cell>
          <table:table-cell office:value-type="string">
            <text:p>Career</text:p>
          </table:table-cell>
          <table:table-cell table:formula="of:=CONCATENATE([.B$2];[.B18];[.C$2];[.C18];[.D$2];[.D18];[.E$2];[.D$3];[.F18];&quot;_V&quot;;[.D18];[.G$2];[.D$3];[.F18];&quot;_V&quot;;[.D18];[.F$2];[.E18];[.H$2];[.I$2])" office:value-type="string" office:string-value="|| 2013-NOV-29 || [[Careers Phase Fifteen]] ||= 85 || [[file:nraas/NRaas_Career_V85.zip|NRaas_Career_V85.zip]] || Careers Translation || [[user]] ||">
            <text:p>|| 2013-NOV-29 || [[Careers Phase Fifteen]] ||= 85 || [[file:nraas/NRaas_Career_V85.zip|NRaas_Career_V85.zip]] || Careers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Consigner Phase Six</text:p>
          </table:table-cell>
          <table:table-cell office:value-type="float" office:value="20">
            <text:p>20</text:p>
          </table:table-cell>
          <table:table-cell table:formula="of:=LEFT([.C19];FIND(&quot; &quot;;[.C19])-1)" office:value-type="string" office:string-value="Consigner">
            <text:p>Consigner</text:p>
          </table:table-cell>
          <table:table-cell office:value-type="string">
            <text:p>Consigner</text:p>
          </table:table-cell>
          <table:table-cell table:formula="of:=CONCATENATE([.B$2];[.B19];[.C$2];[.C19];[.D$2];[.D19];[.E$2];[.D$3];[.F19];&quot;_V&quot;;[.D19];[.G$2];[.D$3];[.F19];&quot;_V&quot;;[.D19];[.F$2];[.E19];[.H$2];[.I$2])" office:value-type="string" office:string-value="|| 2013-NOV-29 || [[Consigner Phase Six]] ||= 20 || [[file:nraas/NRaas_Consigner_V20.zip|NRaas_Consigner_V20.zip]] || Consigner Translation || [[user]] ||">
            <text:p>|| 2013-NOV-29 || [[Consigner Phase Six]] ||= 20 || [[file:nraas/NRaas_Consigner_V20.zip|NRaas_Consigner_V20.zip]] || Consign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DebugEnabler Phase Ten</text:p>
          </table:table-cell>
          <table:table-cell office:value-type="float" office:value="54">
            <text:p>54</text:p>
          </table:table-cell>
          <table:table-cell table:formula="of:=LEFT([.C20];FIND(&quot; &quot;;[.C20])-1)" office:value-type="string" office:string-value="DebugEnabler">
            <text:p>DebugEnabler</text:p>
          </table:table-cell>
          <table:table-cell office:value-type="string">
            <text:p>DebugEnabler</text:p>
          </table:table-cell>
          <table:table-cell table:formula="of:=CONCATENATE([.B$2];[.B20];[.C$2];[.C20];[.D$2];[.D20];[.E$2];[.D$3];[.F20];&quot;_V&quot;;[.D20];[.G$2];[.D$3];[.F20];&quot;_V&quot;;[.D20];[.F$2];[.E20];[.H$2];[.I$2])" office:value-type="string" office:string-value="|| 2013-NOV-29 || [[DebugEnabler Phase Ten]] ||= 54 || [[file:nraas/NRaas_DebugEnabler_V54.zip|NRaas_DebugEnabler_V54.zip]] || DebugEnabler Translation || [[user]] ||">
            <text:p>|| 2013-NOV-29 || [[DebugEnabler Phase Ten]] ||= 54 || [[file:nraas/NRaas_DebugEnabler_V54.zip|NRaas_DebugEnabler_V54.zip]] || DebugEnabl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Decensor Phase Six</text:p>
          </table:table-cell>
          <table:table-cell office:value-type="float" office:value="14">
            <text:p>14</text:p>
          </table:table-cell>
          <table:table-cell table:formula="of:=LEFT([.C21];FIND(&quot; &quot;;[.C21])-1)" office:value-type="string" office:string-value="Decensor">
            <text:p>Decensor</text:p>
          </table:table-cell>
          <table:table-cell office:value-type="string">
            <text:p>Decensor</text:p>
          </table:table-cell>
          <table:table-cell table:formula="of:=CONCATENATE([.B$2];[.B21];[.C$2];[.C21];[.D$2];[.D21];[.E$2];[.D$3];[.F21];&quot;_V&quot;;[.D21];[.G$2];[.D$3];[.F21];&quot;_V&quot;;[.D21];[.F$2];[.E21];[.H$2];[.I$2])" office:value-type="string" office:string-value="|| 2013-NOV-29 || [[Decensor Phase Six]] ||= 14 || [[file:nraas/NRaas_Decensor_V14.zip|NRaas_Decensor_V14.zip]] || Decensor Translation || [[user]] ||">
            <text:p>|| 2013-NOV-29 || [[Decensor Phase Six]] ||= 14 || [[file:nraas/NRaas_Decensor_V14.zip|NRaas_Decensor_V14.zip]] || Decenso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Dreamer Phase Ten</text:p>
          </table:table-cell>
          <table:table-cell office:value-type="float" office:value="15">
            <text:p>15</text:p>
          </table:table-cell>
          <table:table-cell table:formula="of:=LEFT([.C22];FIND(&quot; &quot;;[.C22])-1)" office:value-type="string" office:string-value="Dreamer">
            <text:p>Dreamer</text:p>
          </table:table-cell>
          <table:table-cell office:value-type="string">
            <text:p>Dreamer</text:p>
          </table:table-cell>
          <table:table-cell table:formula="of:=CONCATENATE([.B$2];[.B22];[.C$2];[.C22];[.D$2];[.D22];[.E$2];[.D$3];[.F22];&quot;_V&quot;;[.D22];[.G$2];[.D$3];[.F22];&quot;_V&quot;;[.D22];[.F$2];[.E22];[.H$2];[.I$2])" office:value-type="string" office:string-value="|| 2013-NOV-29 || [[Dreamer Phase Ten]] ||= 15 || [[file:nraas/NRaas_Dreamer_V15.zip|NRaas_Dreamer_V15.zip]] || Dreamer Translation || [[user]] ||">
            <text:p>|| 2013-NOV-29 || [[Dreamer Phase Ten]] ||= 15 || [[file:nraas/NRaas_Dreamer_V15.zip|NRaas_Dreamer_V15.zip]] || Dream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Dresser Phase Ten</text:p>
          </table:table-cell>
          <table:table-cell office:value-type="float" office:value="37">
            <text:p>37</text:p>
          </table:table-cell>
          <table:table-cell table:formula="of:=LEFT([.C23];FIND(&quot; &quot;;[.C23])-1)" office:value-type="string" office:string-value="Dresser">
            <text:p>Dresser</text:p>
          </table:table-cell>
          <table:table-cell office:value-type="string">
            <text:p>Dresser</text:p>
          </table:table-cell>
          <table:table-cell table:formula="of:=CONCATENATE([.B$2];[.B23];[.C$2];[.C23];[.D$2];[.D23];[.E$2];[.D$3];[.F23];&quot;_V&quot;;[.D23];[.G$2];[.D$3];[.F23];&quot;_V&quot;;[.D23];[.F$2];[.E23];[.H$2];[.I$2])" office:value-type="string" office:string-value="|| 2013-NOV-29 || [[Dresser Phase Ten]] ||= 37 || [[file:nraas/NRaas_Dresser_V37.zip|NRaas_Dresser_V37.zip]] || Dresser Translation || [[user]] ||">
            <text:p>|| 2013-NOV-29 || [[Dresser Phase Ten]] ||= 37 || [[file:nraas/NRaas_Dresser_V37.zip|NRaas_Dresser_V37.zip]] || Dress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ErrorTrap Patch163</text:p>
          </table:table-cell>
          <table:table-cell office:value-type="float" office:value="94">
            <text:p>94</text:p>
          </table:table-cell>
          <table:table-cell table:formula="of:=LEFT([.C24];FIND(&quot; &quot;;[.C24])-1)" office:value-type="string" office:string-value="ErrorTrap">
            <text:p>ErrorTrap</text:p>
          </table:table-cell>
          <table:table-cell office:value-type="string">
            <text:p>ErrorTrap_P163</text:p>
          </table:table-cell>
          <table:table-cell table:formula="of:=CONCATENATE([.B$2];[.B24];[.C$2];[.C24];[.D$2];[.D24];[.E$2];[.D$3];[.F24];&quot;_V&quot;;[.D24];[.G$2];[.D$3];[.F24];&quot;_V&quot;;[.D24];[.F$2];[.E24];[.H$2];[.I$2])" office:value-type="string" office:string-value="|| 2013-NOV-29 || [[ErrorTrap Patch163]] ||= 94 || [[file:nraas/NRaas_ErrorTrap_P163_V94.zip|NRaas_ErrorTrap_P163_V94.zip]] || ErrorTrap Translation || [[user]] ||">
            <text:p>|| 2013-NOV-29 || [[ErrorTrap Patch163]] ||= 94 || [[file:nraas/NRaas_ErrorTrap_P163_V94.zip|NRaas_ErrorTrap_P163_V94.zip]] || ErrorTrap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GoHere Phase Eight</text:p>
          </table:table-cell>
          <table:table-cell office:value-type="float" office:value="40">
            <text:p>40</text:p>
          </table:table-cell>
          <table:table-cell table:formula="of:=LEFT([.C25];FIND(&quot; &quot;;[.C25])-1)" office:value-type="string" office:string-value="GoHere">
            <text:p>GoHere</text:p>
          </table:table-cell>
          <table:table-cell office:value-type="string">
            <text:p>GoHere</text:p>
          </table:table-cell>
          <table:table-cell table:formula="of:=CONCATENATE([.B$2];[.B25];[.C$2];[.C25];[.D$2];[.D25];[.E$2];[.D$3];[.F25];&quot;_V&quot;;[.D25];[.G$2];[.D$3];[.F25];&quot;_V&quot;;[.D25];[.F$2];[.E25];[.H$2];[.I$2])" office:value-type="string" office:string-value="|| 2013-NOV-29 || [[GoHere Phase Eight]] ||= 40 || [[file:nraas/NRaas_GoHere_V40.zip|NRaas_GoHere_V40.zip]] || GoHere Translation || [[user]] ||">
            <text:p>|| 2013-NOV-29 || [[GoHere Phase Eight]] ||= 40 || [[file:nraas/NRaas_GoHere_V40.zip|NRaas_GoHere_V40.zip]] || GoHere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Hybrid Phase Five</text:p>
          </table:table-cell>
          <table:table-cell office:value-type="float" office:value="9">
            <text:p>9</text:p>
          </table:table-cell>
          <table:table-cell table:formula="of:=LEFT([.C26];FIND(&quot; &quot;;[.C26])-1)" office:value-type="string" office:string-value="Hybrid">
            <text:p>Hybrid</text:p>
          </table:table-cell>
          <table:table-cell office:value-type="string">
            <text:p>Hybrid</text:p>
          </table:table-cell>
          <table:table-cell table:formula="of:=CONCATENATE([.B$2];[.B26];[.C$2];[.C26];[.D$2];[.D26];[.E$2];[.D$3];[.F26];&quot;_V&quot;;[.D26];[.G$2];[.D$3];[.F26];&quot;_V&quot;;[.D26];[.F$2];[.E26];[.H$2];[.I$2])" office:value-type="string" office:string-value="|| 2013-NOV-29 || [[Hybrid Phase Five]] ||= 9 || [[file:nraas/NRaas_Hybrid_V9.zip|NRaas_Hybrid_V9.zip]] || Hybrid Translation || [[user]] ||">
            <text:p>|| 2013-NOV-29 || [[Hybrid Phase Five]] ||= 9 || [[file:nraas/NRaas_Hybrid_V9.zip|NRaas_Hybrid_V9.zip]] || Hybrid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MasterController Progression Phase Twelve</text:p>
          </table:table-cell>
          <table:table-cell office:value-type="float" office:value="122">
            <text:p>122</text:p>
          </table:table-cell>
          <table:table-cell table:formula="of:=LEFT([.C27];FIND(&quot; &quot;;[.C27])-1)" office:value-type="string" office:string-value="MasterController">
            <text:p>MasterController</text:p>
          </table:table-cell>
          <table:table-cell office:value-type="string">
            <text:p>MasterControllerProgression</text:p>
          </table:table-cell>
          <table:table-cell table:formula="of:=CONCATENATE([.B$2];[.B27];[.C$2];[.C27];[.D$2];[.D27];[.E$2];[.D$3];[.F27];&quot;_V&quot;;[.D27];[.G$2];[.D$3];[.F27];&quot;_V&quot;;[.D27];[.F$2];[.E27];[.H$2];[.I$2])" office:value-type="string" office:string-value="|| 2013-NOV-29 || [[MasterController Progression Phase Twelve]] ||= 122 || [[file:nraas/NRaas_MasterControllerProgression_V122.zip|NRaas_MasterControllerProgression_V122.zip]] || MasterController Translation || [[user]] ||">
            <text:p>|| 2013-NOV-29 || [[MasterController Progression Phase Twelve]] ||= 122 || [[file:nraas/NRaas_MasterControllerProgression_V122.zip|NRaas_MasterControllerProgression_V122.zip]] || MasterControll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MasterController Integration Phase Twelve</text:p>
          </table:table-cell>
          <table:table-cell office:value-type="float" office:value="124">
            <text:p>124</text:p>
          </table:table-cell>
          <table:table-cell table:formula="of:=LEFT([.C28];FIND(&quot; &quot;;[.C28])-1)" office:value-type="string" office:string-value="MasterController">
            <text:p>MasterController</text:p>
          </table:table-cell>
          <table:table-cell office:value-type="string">
            <text:p>MasterControllerIntegration</text:p>
          </table:table-cell>
          <table:table-cell table:formula="of:=CONCATENATE([.B$2];[.B28];[.C$2];[.C28];[.D$2];[.D28];[.E$2];[.D$3];[.F28];&quot;_V&quot;;[.D28];[.G$2];[.D$3];[.F28];&quot;_V&quot;;[.D28];[.F$2];[.E28];[.H$2];[.I$2])" office:value-type="string" office:string-value="|| 2013-NOV-29 || [[MasterController Integration Phase Twelve]] ||= 124 || [[file:nraas/NRaas_MasterControllerIntegration_V124.zip|NRaas_MasterControllerIntegration_V124.zip]] || MasterController Translation || [[user]] ||">
            <text:p>|| 2013-NOV-29 || [[MasterController Integration Phase Twelve]] ||= 124 || [[file:nraas/NRaas_MasterControllerIntegration_V124.zip|NRaas_MasterControllerIntegration_V124.zip]] || MasterControll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MasterController ExpandedTattoo Phase Twelve</text:p>
          </table:table-cell>
          <table:table-cell office:value-type="float" office:value="122">
            <text:p>122</text:p>
          </table:table-cell>
          <table:table-cell table:formula="of:=LEFT([.C29];FIND(&quot; &quot;;[.C29])-1)" office:value-type="string" office:string-value="MasterController">
            <text:p>MasterController</text:p>
          </table:table-cell>
          <table:table-cell office:value-type="string">
            <text:p>MasterControllerExpandedTattoo</text:p>
          </table:table-cell>
          <table:table-cell table:formula="of:=CONCATENATE([.B$2];[.B29];[.C$2];[.C29];[.D$2];[.D29];[.E$2];[.D$3];[.F29];&quot;_V&quot;;[.D29];[.G$2];[.D$3];[.F29];&quot;_V&quot;;[.D29];[.F$2];[.E29];[.H$2];[.I$2])" office:value-type="string" office:string-value="|| 2013-NOV-29 || [[MasterController ExpandedTattoo Phase Twelve]] ||= 122 || [[file:nraas/NRaas_MasterControllerExpandedTattoo_V122.zip|NRaas_MasterControllerExpandedTattoo_V122.zip]] || MasterController Translation || [[user]] ||">
            <text:p>|| 2013-NOV-29 || [[MasterController ExpandedTattoo Phase Twelve]] ||= 122 || [[file:nraas/NRaas_MasterControllerExpandedTattoo_V122.zip|NRaas_MasterControllerExpandedTattoo_V122.zip]] || MasterControll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MasterController Cheats Phase Twelve</text:p>
          </table:table-cell>
          <table:table-cell office:value-type="float" office:value="127">
            <text:p>127</text:p>
          </table:table-cell>
          <table:table-cell table:formula="of:=LEFT([.C30];FIND(&quot; &quot;;[.C30])-1)" office:value-type="string" office:string-value="MasterController">
            <text:p>MasterController</text:p>
          </table:table-cell>
          <table:table-cell office:value-type="string">
            <text:p>MasterControllerCheats</text:p>
          </table:table-cell>
          <table:table-cell table:formula="of:=CONCATENATE([.B$2];[.B30];[.C$2];[.C30];[.D$2];[.D30];[.E$2];[.D$3];[.F30];&quot;_V&quot;;[.D30];[.G$2];[.D$3];[.F30];&quot;_V&quot;;[.D30];[.F$2];[.E30];[.H$2];[.I$2])" office:value-type="string" office:string-value="|| 2013-NOV-29 || [[MasterController Cheats Phase Twelve]] ||= 127 || [[file:nraas/NRaas_MasterControllerCheats_V127.zip|NRaas_MasterControllerCheats_V127.zip]] || MasterController Translation || [[user]] ||">
            <text:p>|| 2013-NOV-29 || [[MasterController Cheats Phase Twelve]] ||= 127 || [[file:nraas/NRaas_MasterControllerCheats_V127.zip|NRaas_MasterControllerCheats_V127.zip]] || MasterControll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MasterController Phase Twelve</text:p>
          </table:table-cell>
          <table:table-cell office:value-type="float" office:value="127">
            <text:p>127</text:p>
          </table:table-cell>
          <table:table-cell table:formula="of:=LEFT([.C31];FIND(&quot; &quot;;[.C31])-1)" office:value-type="string" office:string-value="MasterController">
            <text:p>MasterController</text:p>
          </table:table-cell>
          <table:table-cell office:value-type="string">
            <text:p>MasterController</text:p>
          </table:table-cell>
          <table:table-cell table:formula="of:=CONCATENATE([.B$2];[.B31];[.C$2];[.C31];[.D$2];[.D31];[.E$2];[.D$3];[.F31];&quot;_V&quot;;[.D31];[.G$2];[.D$3];[.F31];&quot;_V&quot;;[.D31];[.F$2];[.E31];[.H$2];[.I$2])" office:value-type="string" office:string-value="|| 2013-NOV-29 || [[MasterController Phase Twelve]] ||= 127 || [[file:nraas/NRaas_MasterController_V127.zip|NRaas_MasterController_V127.zip]] || MasterController Translation || [[user]] ||">
            <text:p>|| 2013-NOV-29 || [[MasterController Phase Twelve]] ||= 127 || [[file:nraas/NRaas_MasterController_V127.zip|NRaas_MasterController_V127.zip]] || MasterControll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Mover Phase Seven</text:p>
          </table:table-cell>
          <table:table-cell office:value-type="float" office:value="28">
            <text:p>28</text:p>
          </table:table-cell>
          <table:table-cell table:formula="of:=LEFT([.C32];FIND(&quot; &quot;;[.C32])-1)" office:value-type="string" office:string-value="Mover">
            <text:p>Mover</text:p>
          </table:table-cell>
          <table:table-cell office:value-type="string">
            <text:p>Mover</text:p>
          </table:table-cell>
          <table:table-cell table:formula="of:=CONCATENATE([.B$2];[.B32];[.C$2];[.C32];[.D$2];[.D32];[.E$2];[.D$3];[.F32];&quot;_V&quot;;[.D32];[.G$2];[.D$3];[.F32];&quot;_V&quot;;[.D32];[.F$2];[.E32];[.H$2];[.I$2])" office:value-type="string" office:string-value="|| 2013-NOV-29 || [[Mover Phase Seven]] ||= 28 || [[file:nraas/NRaas_Mover_V28.zip|NRaas_Mover_V28.zip]] || Mover Translation || [[user]] ||">
            <text:p>|| 2013-NOV-29 || [[Mover Phase Seven]] ||= 28 || [[file:nraas/NRaas_Mover_V28.zip|NRaas_Mover_V28.zip]] || Mov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Overwatch Phase Eleven</text:p>
          </table:table-cell>
          <table:table-cell office:value-type="float" office:value="111">
            <text:p>111</text:p>
          </table:table-cell>
          <table:table-cell table:formula="of:=LEFT([.C33];FIND(&quot; &quot;;[.C33])-1)" office:value-type="string" office:string-value="Overwatch">
            <text:p>Overwatch</text:p>
          </table:table-cell>
          <table:table-cell office:value-type="string">
            <text:p>Overwatch</text:p>
          </table:table-cell>
          <table:table-cell table:formula="of:=CONCATENATE([.B$2];[.B33];[.C$2];[.C33];[.D$2];[.D33];[.E$2];[.D$3];[.F33];&quot;_V&quot;;[.D33];[.G$2];[.D$3];[.F33];&quot;_V&quot;;[.D33];[.F$2];[.E33];[.H$2];[.I$2])" office:value-type="string" office:string-value="|| 2013-NOV-29 || [[Overwatch Phase Eleven]] ||= 111 || [[file:nraas/NRaas_Overwatch_V111.zip|NRaas_Overwatch_V111.zip]] || Overwatch Translation || [[user]] ||">
            <text:p>|| 2013-NOV-29 || [[Overwatch Phase Eleven]] ||= 111 || [[file:nraas/NRaas_Overwatch_V111.zip|NRaas_Overwatch_V111.zip]] || Overwatch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Porter Phase Twelve</text:p>
          </table:table-cell>
          <table:table-cell office:value-type="float" office:value="42">
            <text:p>42</text:p>
          </table:table-cell>
          <table:table-cell table:formula="of:=LEFT([.C34];FIND(&quot; &quot;;[.C34])-1)" office:value-type="string" office:string-value="Porter">
            <text:p>Porter</text:p>
          </table:table-cell>
          <table:table-cell office:value-type="string">
            <text:p>Porter</text:p>
          </table:table-cell>
          <table:table-cell table:formula="of:=CONCATENATE([.B$2];[.B34];[.C$2];[.C34];[.D$2];[.D34];[.E$2];[.D$3];[.F34];&quot;_V&quot;;[.D34];[.G$2];[.D$3];[.F34];&quot;_V&quot;;[.D34];[.F$2];[.E34];[.H$2];[.I$2])" office:value-type="string" office:string-value="|| 2013-NOV-29 || [[Porter Phase Twelve]] ||= 42 || [[file:nraas/NRaas_Porter_V42.zip|NRaas_Porter_V42.zip]] || Porter Translation || [[user]] ||">
            <text:p>|| 2013-NOV-29 || [[Porter Phase Twelve]] ||= 42 || [[file:nraas/NRaas_Porter_V42.zip|NRaas_Porter_V42.zip]] || Port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PortraitPanel Phase Ten</text:p>
          </table:table-cell>
          <table:table-cell office:value-type="float" office:value="32">
            <text:p>32</text:p>
          </table:table-cell>
          <table:table-cell table:formula="of:=LEFT([.C35];FIND(&quot; &quot;;[.C35])-1)" office:value-type="string" office:string-value="PortraitPanel">
            <text:p>PortraitPanel</text:p>
          </table:table-cell>
          <table:table-cell office:value-type="string">
            <text:p>PortraitPanel</text:p>
          </table:table-cell>
          <table:table-cell table:formula="of:=CONCATENATE([.B$2];[.B35];[.C$2];[.C35];[.D$2];[.D35];[.E$2];[.D$3];[.F35];&quot;_V&quot;;[.D35];[.G$2];[.D$3];[.F35];&quot;_V&quot;;[.D35];[.F$2];[.E35];[.H$2];[.I$2])" office:value-type="string" office:string-value="|| 2013-NOV-29 || [[PortraitPanel Phase Ten]] ||= 32 || [[file:nraas/NRaas_PortraitPanel_V32.zip|NRaas_PortraitPanel_V32.zip]] || PortraitPanel Translation || [[user]] ||">
            <text:p>|| 2013-NOV-29 || [[PortraitPanel Phase Ten]] ||= 32 || [[file:nraas/NRaas_PortraitPanel_V32.zip|NRaas_PortraitPanel_V32.zip]] || PortraitPanel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Register Phase Twelve</text:p>
          </table:table-cell>
          <table:table-cell office:value-type="float" office:value="77">
            <text:p>77</text:p>
          </table:table-cell>
          <table:table-cell table:formula="of:=LEFT([.C36];FIND(&quot; &quot;;[.C36])-1)" office:value-type="string" office:string-value="Register">
            <text:p>Register</text:p>
          </table:table-cell>
          <table:table-cell office:value-type="string">
            <text:p>Register</text:p>
          </table:table-cell>
          <table:table-cell table:formula="of:=CONCATENATE([.B$2];[.B36];[.C$2];[.C36];[.D$2];[.D36];[.E$2];[.D$3];[.F36];&quot;_V&quot;;[.D36];[.G$2];[.D$3];[.F36];&quot;_V&quot;;[.D36];[.F$2];[.E36];[.H$2];[.I$2])" office:value-type="string" office:string-value="|| 2013-NOV-29 || [[Register Phase Twelve]] ||= 77 || [[file:nraas/NRaas_Register_V77.zip|NRaas_Register_V77.zip]] || Register Translation || [[user]] ||">
            <text:p>|| 2013-NOV-29 || [[Register Phase Twelve]] ||= 77 || [[file:nraas/NRaas_Register_V77.zip|NRaas_Register_V77.zip]] || Regist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RelationshipPanel Phase Ten</text:p>
          </table:table-cell>
          <table:table-cell office:value-type="float" office:value="19">
            <text:p>19</text:p>
          </table:table-cell>
          <table:table-cell table:formula="of:=LEFT([.C37];FIND(&quot; &quot;;[.C37])-1)" office:value-type="string" office:string-value="RelationshipPanel">
            <text:p>RelationshipPanel</text:p>
          </table:table-cell>
          <table:table-cell office:value-type="string">
            <text:p>RelationshipPanel</text:p>
          </table:table-cell>
          <table:table-cell table:formula="of:=CONCATENATE([.B$2];[.B37];[.C$2];[.C37];[.D$2];[.D37];[.E$2];[.D$3];[.F37];&quot;_V&quot;;[.D37];[.G$2];[.D$3];[.F37];&quot;_V&quot;;[.D37];[.F$2];[.E37];[.H$2];[.I$2])" office:value-type="string" office:string-value="|| 2013-NOV-29 || [[RelationshipPanel Phase Ten]] ||= 19 || [[file:nraas/NRaas_RelationshipPanel_V19.zip|NRaas_RelationshipPanel_V19.zip]] || RelationshipPanel Translation || [[user]] ||">
            <text:p>|| 2013-NOV-29 || [[RelationshipPanel Phase Ten]] ||= 19 || [[file:nraas/NRaas_RelationshipPanel_V19.zip|NRaas_RelationshipPanel_V19.zip]] || RelationshipPanel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Relativity Phase Seven</text:p>
          </table:table-cell>
          <table:table-cell office:value-type="float" office:value="23">
            <text:p>23</text:p>
          </table:table-cell>
          <table:table-cell table:formula="of:=LEFT([.C38];FIND(&quot; &quot;;[.C38])-1)" office:value-type="string" office:string-value="Relativity">
            <text:p>Relativity</text:p>
          </table:table-cell>
          <table:table-cell office:value-type="string">
            <text:p>Relativity</text:p>
          </table:table-cell>
          <table:table-cell table:formula="of:=CONCATENATE([.B$2];[.B38];[.C$2];[.C38];[.D$2];[.D38];[.E$2];[.D$3];[.F38];&quot;_V&quot;;[.D38];[.G$2];[.D$3];[.F38];&quot;_V&quot;;[.D38];[.F$2];[.E38];[.H$2];[.I$2])" office:value-type="string" office:string-value="|| 2013-NOV-29 || [[Relativity Phase Seven]] ||= 23 || [[file:nraas/NRaas_Relativity_V23.zip|NRaas_Relativity_V23.zip]] || Relativity Translation || [[user]] ||">
            <text:p>|| 2013-NOV-29 || [[Relativity Phase Seven]] ||= 23 || [[file:nraas/NRaas_Relativity_V23.zip|NRaas_Relativity_V23.zip]] || Relativity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Retuner Phase Three</text:p>
          </table:table-cell>
          <table:table-cell office:value-type="float" office:value="10">
            <text:p>10</text:p>
          </table:table-cell>
          <table:table-cell table:formula="of:=LEFT([.C39];FIND(&quot; &quot;;[.C39])-1)" office:value-type="string" office:string-value="Retuner">
            <text:p>Retuner</text:p>
          </table:table-cell>
          <table:table-cell office:value-type="string">
            <text:p>Retuner</text:p>
          </table:table-cell>
          <table:table-cell table:formula="of:=CONCATENATE([.B$2];[.B39];[.C$2];[.C39];[.D$2];[.D39];[.E$2];[.D$3];[.F39];&quot;_V&quot;;[.D39];[.G$2];[.D$3];[.F39];&quot;_V&quot;;[.D39];[.F$2];[.E39];[.H$2];[.I$2])" office:value-type="string" office:string-value="|| 2013-NOV-29 || [[Retuner Phase Three]] ||= 10 || [[file:nraas/NRaas_Retuner_V10.zip|NRaas_Retuner_V10.zip]] || Retuner Translation || [[user]] ||">
            <text:p>|| 2013-NOV-29 || [[Retuner Phase Three]] ||= 10 || [[file:nraas/NRaas_Retuner_V10.zip|NRaas_Retuner_V10.zip]] || Retun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aver Phase Six</text:p>
          </table:table-cell>
          <table:table-cell office:value-type="float" office:value="21">
            <text:p>21</text:p>
          </table:table-cell>
          <table:table-cell table:formula="of:=LEFT([.C40];FIND(&quot; &quot;;[.C40])-1)" office:value-type="string" office:string-value="Saver">
            <text:p>Saver</text:p>
          </table:table-cell>
          <table:table-cell office:value-type="string">
            <text:p>Saver</text:p>
          </table:table-cell>
          <table:table-cell table:formula="of:=CONCATENATE([.B$2];[.B40];[.C$2];[.C40];[.D$2];[.D40];[.E$2];[.D$3];[.F40];&quot;_V&quot;;[.D40];[.G$2];[.D$3];[.F40];&quot;_V&quot;;[.D40];[.F$2];[.E40];[.H$2];[.I$2])" office:value-type="string" office:string-value="|| 2013-NOV-29 || [[Saver Phase Six]] ||= 21 || [[file:nraas/NRaas_Saver_V21.zip|NRaas_Saver_V21.zip]] || Saver Translation || [[user]] ||">
            <text:p>|| 2013-NOV-29 || [[Saver Phase Six]] ||= 21 || [[file:nraas/NRaas_Saver_V21.zip|NRaas_Saver_V21.zip]] || Sav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econdImage Phase Three</text:p>
          </table:table-cell>
          <table:table-cell office:value-type="float" office:value="5">
            <text:p>5</text:p>
          </table:table-cell>
          <table:table-cell table:formula="of:=LEFT([.C41];FIND(&quot; &quot;;[.C41])-1)" office:value-type="string" office:string-value="SecondImage">
            <text:p>SecondImage</text:p>
          </table:table-cell>
          <table:table-cell office:value-type="string">
            <text:p>SecondImage</text:p>
          </table:table-cell>
          <table:table-cell table:formula="of:=CONCATENATE([.B$2];[.B41];[.C$2];[.C41];[.D$2];[.D41];[.E$2];[.D$3];[.F41];&quot;_V&quot;;[.D41];[.G$2];[.D$3];[.F41];&quot;_V&quot;;[.D41];[.F$2];[.E41];[.H$2];[.I$2])" office:value-type="string" office:string-value="|| 2013-NOV-29 || [[SecondImage Phase Three]] ||= 5 || [[file:nraas/NRaas_SecondImage_V5.zip|NRaas_SecondImage_V5.zip]] || SecondImage Translation || [[user]] ||">
            <text:p>|| 2013-NOV-29 || [[SecondImage Phase Three]] ||= 5 || [[file:nraas/NRaas_SecondImage_V5.zip|NRaas_SecondImage_V5.zip]] || SecondImage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elector Phase Six</text:p>
          </table:table-cell>
          <table:table-cell office:value-type="float" office:value="13">
            <text:p>13</text:p>
          </table:table-cell>
          <table:table-cell table:formula="of:=LEFT([.C42];FIND(&quot; &quot;;[.C42])-1)" office:value-type="string" office:string-value="Selector">
            <text:p>Selector</text:p>
          </table:table-cell>
          <table:table-cell office:value-type="string">
            <text:p>Selector</text:p>
          </table:table-cell>
          <table:table-cell table:formula="of:=CONCATENATE([.B$2];[.B42];[.C$2];[.C42];[.D$2];[.D42];[.E$2];[.D$3];[.F42];&quot;_V&quot;;[.D42];[.G$2];[.D$3];[.F42];&quot;_V&quot;;[.D42];[.F$2];[.E42];[.H$2];[.I$2])" office:value-type="string" office:string-value="|| 2013-NOV-29 || [[Selector Phase Six]] ||= 13 || [[file:nraas/NRaas_Selector_V13.zip|NRaas_Selector_V13.zip]] || Selector Translation || [[user]] ||">
            <text:p>|| 2013-NOV-29 || [[Selector Phase Six]] ||= 13 || [[file:nraas/NRaas_Selector_V13.zip|NRaas_Selector_V13.zip]] || Selecto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hooless UberToilet Phase Eight</text:p>
          </table:table-cell>
          <table:table-cell office:value-type="float" office:value="17">
            <text:p>17</text:p>
          </table:table-cell>
          <table:table-cell table:formula="of:=LEFT([.C43];FIND(&quot; &quot;;[.C43])-1)" office:value-type="string" office:string-value="Shooless">
            <text:p>Shooless</text:p>
          </table:table-cell>
          <table:table-cell office:value-type="string">
            <text:p>ShoolessUberToilet</text:p>
          </table:table-cell>
          <table:table-cell table:formula="of:=CONCATENATE([.B$2];[.B43];[.C$2];[.C43];[.D$2];[.D43];[.E$2];[.D$3];[.F43];&quot;_V&quot;;[.D43];[.G$2];[.D$3];[.F43];&quot;_V&quot;;[.D43];[.F$2];[.E43];[.H$2];[.I$2])" office:value-type="string" office:string-value="|| 2013-NOV-29 || [[Shooless UberToilet Phase Eight]] ||= 17 || [[file:nraas/NRaas_ShoolessUberToilet_V17.zip|NRaas_ShoolessUberToilet_V17.zip]] || Shooless Translation || [[user]] ||">
            <text:p>|| 2013-NOV-29 || [[Shooless UberToilet Phase Eight]] ||= 17 || [[file:nraas/NRaas_ShoolessUberToilet_V17.zip|NRaas_ShoolessUberToilet_V17.zip]] || Shooless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hooless RoutineMachine Phase Eight</text:p>
          </table:table-cell>
          <table:table-cell office:value-type="float" office:value="17">
            <text:p>17</text:p>
          </table:table-cell>
          <table:table-cell table:formula="of:=LEFT([.C44];FIND(&quot; &quot;;[.C44])-1)" office:value-type="string" office:string-value="Shooless">
            <text:p>Shooless</text:p>
          </table:table-cell>
          <table:table-cell office:value-type="string">
            <text:p>ShoolessRoutineMachine</text:p>
          </table:table-cell>
          <table:table-cell table:formula="of:=CONCATENATE([.B$2];[.B44];[.C$2];[.C44];[.D$2];[.D44];[.E$2];[.D$3];[.F44];&quot;_V&quot;;[.D44];[.G$2];[.D$3];[.F44];&quot;_V&quot;;[.D44];[.F$2];[.E44];[.H$2];[.I$2])" office:value-type="string" office:string-value="|| 2013-NOV-29 || [[Shooless RoutineMachine Phase Eight]] ||= 17 || [[file:nraas/NRaas_ShoolessRoutineMachine_V17.zip|NRaas_ShoolessRoutineMachine_V17.zip]] || Shooless Translation || [[user]] ||">
            <text:p>|| 2013-NOV-29 || [[Shooless RoutineMachine Phase Eight]] ||= 17 || [[file:nraas/NRaas_ShoolessRoutineMachine_V17.zip|NRaas_ShoolessRoutineMachine_V17.zip]] || Shooless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hooless Phase Eight</text:p>
          </table:table-cell>
          <table:table-cell office:value-type="float" office:value="17">
            <text:p>17</text:p>
          </table:table-cell>
          <table:table-cell table:formula="of:=LEFT([.C45];FIND(&quot; &quot;;[.C45])-1)" office:value-type="string" office:string-value="Shooless">
            <text:p>Shooless</text:p>
          </table:table-cell>
          <table:table-cell office:value-type="string">
            <text:p>Shooless</text:p>
          </table:table-cell>
          <table:table-cell table:formula="of:=CONCATENATE([.B$2];[.B45];[.C$2];[.C45];[.D$2];[.D45];[.E$2];[.D$3];[.F45];&quot;_V&quot;;[.D45];[.G$2];[.D$3];[.F45];&quot;_V&quot;;[.D45];[.F$2];[.E45];[.H$2];[.I$2])" office:value-type="string" office:string-value="|| 2013-NOV-29 || [[Shooless Phase Eight]] ||= 17 || [[file:nraas/NRaas_Shooless_V17.zip|NRaas_Shooless_V17.zip]] || Shooless Translation || [[user]] ||">
            <text:p>|| 2013-NOV-29 || [[Shooless Phase Eight]] ||= 17 || [[file:nraas/NRaas_Shooless_V17.zip|NRaas_Shooless_V17.zip]] || Shooless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leepFreedom Phase Sixteen</text:p>
          </table:table-cell>
          <table:table-cell office:value-type="float" office:value="21">
            <text:p>21</text:p>
          </table:table-cell>
          <table:table-cell table:formula="of:=LEFT([.C46];FIND(&quot; &quot;;[.C46])-1)" office:value-type="string" office:string-value="SleepFreedom">
            <text:p>SleepFreedom</text:p>
          </table:table-cell>
          <table:table-cell office:value-type="string">
            <text:p>SleepFreedom</text:p>
          </table:table-cell>
          <table:table-cell table:formula="of:=CONCATENATE([.B$2];[.B46];[.C$2];[.C46];[.D$2];[.D46];[.E$2];[.D$3];[.F46];&quot;_V&quot;;[.D46];[.G$2];[.D$3];[.F46];&quot;_V&quot;;[.D46];[.F$2];[.E46];[.H$2];[.I$2])" office:value-type="string" office:string-value="|| 2013-NOV-29 || [[SleepFreedom Phase Sixteen]] ||= 21 || [[file:nraas/NRaas_SleepFreedom_V21.zip|NRaas_SleepFreedom_V21.zip]] || SleepFreedom Translation || [[user]] ||">
            <text:p>|| 2013-NOV-29 || [[SleepFreedom Phase Sixteen]] ||= 21 || [[file:nraas/NRaas_SleepFreedom_V21.zip|NRaas_SleepFreedom_V21.zip]] || SleepFreedom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toryProgression FairiesAndWerewolves Phase Fifteen</text:p>
          </table:table-cell>
          <table:table-cell office:value-type="float" office:value="250">
            <text:p>250</text:p>
          </table:table-cell>
          <table:table-cell table:formula="of:=LEFT([.C47];FIND(&quot; &quot;;[.C47])-1)" office:value-type="string" office:string-value="StoryProgression">
            <text:p>StoryProgression</text:p>
          </table:table-cell>
          <table:table-cell office:value-type="string">
            <text:p>StoryProgressionFairiesAndWerewolves</text:p>
          </table:table-cell>
          <table:table-cell table:formula="of:=CONCATENATE([.B$2];[.B47];[.C$2];[.C47];[.D$2];[.D47];[.E$2];[.D$3];[.F47];&quot;_V&quot;;[.D47];[.G$2];[.D$3];[.F47];&quot;_V&quot;;[.D47];[.F$2];[.E47];[.H$2];[.I$2])" office:value-type="string" office:string-value="|| 2013-NOV-29 || [[StoryProgression FairiesAndWerewolves Phase Fifteen]] ||= 250 || [[file:nraas/NRaas_StoryProgressionFairiesAndWerewolves_V250.zip|NRaas_StoryProgressionFairiesAndWerewolves_V250.zip]] || StoryProgression Translation || [[user]] ||">
            <text:p>|| 2013-NOV-29 || [[StoryProgression FairiesAndWerewolves Phase Fifteen]] ||= 250 || [[file:nraas/NRaas_StoryProgressionFairiesAndWerewolves_V250.zip|NRaas_StoryProgressionFairiesAndWerewolves_V250.zip]] || StoryProgression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toryProgression VampiresAndSlayers Phase Fifteen</text:p>
          </table:table-cell>
          <table:table-cell office:value-type="float" office:value="250">
            <text:p>250</text:p>
          </table:table-cell>
          <table:table-cell table:formula="of:=LEFT([.C48];FIND(&quot; &quot;;[.C48])-1)" office:value-type="string" office:string-value="StoryProgression">
            <text:p>StoryProgression</text:p>
          </table:table-cell>
          <table:table-cell office:value-type="string">
            <text:p>StoryProgressionVampiresAndSlayers</text:p>
          </table:table-cell>
          <table:table-cell table:formula="of:=CONCATENATE([.B$2];[.B48];[.C$2];[.C48];[.D$2];[.D48];[.E$2];[.D$3];[.F48];&quot;_V&quot;;[.D48];[.G$2];[.D$3];[.F48];&quot;_V&quot;;[.D48];[.F$2];[.E48];[.H$2];[.I$2])" office:value-type="string" office:string-value="|| 2013-NOV-29 || [[StoryProgression VampiresAndSlayers Phase Fifteen]] ||= 250 || [[file:nraas/NRaas_StoryProgressionVampiresAndSlayers_V250.zip|NRaas_StoryProgressionVampiresAndSlayers_V250.zip]] || StoryProgression Translation || [[user]] ||">
            <text:p>|| 2013-NOV-29 || [[StoryProgression VampiresAndSlayers Phase Fifteen]] ||= 250 || [[file:nraas/NRaas_StoryProgressionVampiresAndSlayers_V250.zip|NRaas_StoryProgressionVampiresAndSlayers_V250.zip]] || StoryProgression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toryProgression Meanies Phase Fifteen</text:p>
          </table:table-cell>
          <table:table-cell office:value-type="float" office:value="253">
            <text:p>253</text:p>
          </table:table-cell>
          <table:table-cell table:formula="of:=LEFT([.C49];FIND(&quot; &quot;;[.C49])-1)" office:value-type="string" office:string-value="StoryProgression">
            <text:p>StoryProgression</text:p>
          </table:table-cell>
          <table:table-cell office:value-type="string">
            <text:p>StoryProgressionMeanies</text:p>
          </table:table-cell>
          <table:table-cell table:formula="of:=CONCATENATE([.B$2];[.B49];[.C$2];[.C49];[.D$2];[.D49];[.E$2];[.D$3];[.F49];&quot;_V&quot;;[.D49];[.G$2];[.D$3];[.F49];&quot;_V&quot;;[.D49];[.F$2];[.E49];[.H$2];[.I$2])" office:value-type="string" office:string-value="|| 2013-NOV-29 || [[StoryProgression Meanies Phase Fifteen]] ||= 253 || [[file:nraas/NRaas_StoryProgressionMeanies_V253.zip|NRaas_StoryProgressionMeanies_V253.zip]] || StoryProgression Translation || [[user]] ||">
            <text:p>|| 2013-NOV-29 || [[StoryProgression Meanies Phase Fifteen]] ||= 253 || [[file:nraas/NRaas_StoryProgressionMeanies_V253.zip|NRaas_StoryProgressionMeanies_V253.zip]] || StoryProgression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toryProgression Others Phase Seventeen</text:p>
          </table:table-cell>
          <table:table-cell office:value-type="float" office:value="261">
            <text:p>261</text:p>
          </table:table-cell>
          <table:table-cell table:formula="of:=LEFT([.C50];FIND(&quot; &quot;;[.C50])-1)" office:value-type="string" office:string-value="StoryProgression">
            <text:p>StoryProgression</text:p>
          </table:table-cell>
          <table:table-cell office:value-type="string">
            <text:p>StoryProgressionOthers</text:p>
          </table:table-cell>
          <table:table-cell table:formula="of:=CONCATENATE([.B$2];[.B50];[.C$2];[.C50];[.D$2];[.D50];[.E$2];[.D$3];[.F50];&quot;_V&quot;;[.D50];[.G$2];[.D$3];[.F50];&quot;_V&quot;;[.D50];[.F$2];[.E50];[.H$2];[.I$2])" office:value-type="string" office:string-value="|| 2013-NOV-29 || [[StoryProgression Others Phase Seventeen]] ||= 261 || [[file:nraas/NRaas_StoryProgressionOthers_V261.zip|NRaas_StoryProgressionOthers_V261.zip]] || StoryProgression Translation || [[user]] ||">
            <text:p>|| 2013-NOV-29 || [[StoryProgression Others Phase Seventeen]] ||= 261 || [[file:nraas/NRaas_StoryProgressionOthers_V261.zip|NRaas_StoryProgressionOthers_V261.zip]] || StoryProgression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toryProgression Lovers Phase Seventeen</text:p>
          </table:table-cell>
          <table:table-cell office:value-type="float" office:value="261">
            <text:p>261</text:p>
          </table:table-cell>
          <table:table-cell table:formula="of:=LEFT([.C51];FIND(&quot; &quot;;[.C51])-1)" office:value-type="string" office:string-value="StoryProgression">
            <text:p>StoryProgression</text:p>
          </table:table-cell>
          <table:table-cell office:value-type="string">
            <text:p>StoryProgressionLovers</text:p>
          </table:table-cell>
          <table:table-cell table:formula="of:=CONCATENATE([.B$2];[.B51];[.C$2];[.C51];[.D$2];[.D51];[.E$2];[.D$3];[.F51];&quot;_V&quot;;[.D51];[.G$2];[.D$3];[.F51];&quot;_V&quot;;[.D51];[.F$2];[.E51];[.H$2];[.I$2])" office:value-type="string" office:string-value="|| 2013-NOV-29 || [[StoryProgression Lovers Phase Seventeen]] ||= 261 || [[file:nraas/NRaas_StoryProgressionLovers_V261.zip|NRaas_StoryProgressionLovers_V261.zip]] || StoryProgression Translation || [[user]] ||">
            <text:p>|| 2013-NOV-29 || [[StoryProgression Lovers Phase Seventeen]] ||= 261 || [[file:nraas/NRaas_StoryProgressionLovers_V261.zip|NRaas_StoryProgressionLovers_V261.zip]] || StoryProgression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toryProgression CopsAndRobbers Phase Fifteen</text:p>
          </table:table-cell>
          <table:table-cell office:value-type="float" office:value="249">
            <text:p>249</text:p>
          </table:table-cell>
          <table:table-cell table:formula="of:=LEFT([.C52];FIND(&quot; &quot;;[.C52])-1)" office:value-type="string" office:string-value="StoryProgression">
            <text:p>StoryProgression</text:p>
          </table:table-cell>
          <table:table-cell office:value-type="string">
            <text:p>StoryProgressionCopsAndRobbers</text:p>
          </table:table-cell>
          <table:table-cell table:formula="of:=CONCATENATE([.B$2];[.B52];[.C$2];[.C52];[.D$2];[.D52];[.E$2];[.D$3];[.F52];&quot;_V&quot;;[.D52];[.G$2];[.D$3];[.F52];&quot;_V&quot;;[.D52];[.F$2];[.E52];[.H$2];[.I$2])" office:value-type="string" office:string-value="|| 2013-NOV-29 || [[StoryProgression CopsAndRobbers Phase Fifteen]] ||= 249 || [[file:nraas/NRaas_StoryProgressionCopsAndRobbers_V249.zip|NRaas_StoryProgressionCopsAndRobbers_V249.zip]] || StoryProgression Translation || [[user]] ||">
            <text:p>|| 2013-NOV-29 || [[StoryProgression CopsAndRobbers Phase Fifteen]] ||= 249 || [[file:nraas/NRaas_StoryProgressionCopsAndRobbers_V249.zip|NRaas_StoryProgressionCopsAndRobbers_V249.zip]] || StoryProgression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toryProgression Skill Phase Seventeen</text:p>
          </table:table-cell>
          <table:table-cell office:value-type="float" office:value="261">
            <text:p>261</text:p>
          </table:table-cell>
          <table:table-cell table:formula="of:=LEFT([.C53];FIND(&quot; &quot;;[.C53])-1)" office:value-type="string" office:string-value="StoryProgression">
            <text:p>StoryProgression</text:p>
          </table:table-cell>
          <table:table-cell office:value-type="string">
            <text:p>StoryProgressionSkill</text:p>
          </table:table-cell>
          <table:table-cell table:formula="of:=CONCATENATE([.B$2];[.B53];[.C$2];[.C53];[.D$2];[.D53];[.E$2];[.D$3];[.F53];&quot;_V&quot;;[.D53];[.G$2];[.D$3];[.F53];&quot;_V&quot;;[.D53];[.F$2];[.E53];[.H$2];[.I$2])" office:value-type="string" office:string-value="|| 2013-NOV-29 || [[StoryProgression Skill Phase Seventeen]] ||= 261 || [[file:nraas/NRaas_StoryProgressionSkill_V261.zip|NRaas_StoryProgressionSkill_V261.zip]] || StoryProgression Translation || [[user]] ||">
            <text:p>|| 2013-NOV-29 || [[StoryProgression Skill Phase Seventeen]] ||= 261 || [[file:nraas/NRaas_StoryProgressionSkill_V261.zip|NRaas_StoryProgressionSkill_V261.zip]] || StoryProgression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toryProgression Population Phase Seventeen</text:p>
          </table:table-cell>
          <table:table-cell office:value-type="float" office:value="261">
            <text:p>261</text:p>
          </table:table-cell>
          <table:table-cell table:formula="of:=LEFT([.C54];FIND(&quot; &quot;;[.C54])-1)" office:value-type="string" office:string-value="StoryProgression">
            <text:p>StoryProgression</text:p>
          </table:table-cell>
          <table:table-cell office:value-type="string">
            <text:p>StoryProgressionPopulation</text:p>
          </table:table-cell>
          <table:table-cell table:formula="of:=CONCATENATE([.B$2];[.B54];[.C$2];[.C54];[.D$2];[.D54];[.E$2];[.D$3];[.F54];&quot;_V&quot;;[.D54];[.G$2];[.D$3];[.F54];&quot;_V&quot;;[.D54];[.F$2];[.E54];[.H$2];[.I$2])" office:value-type="string" office:string-value="|| 2013-NOV-29 || [[StoryProgression Population Phase Seventeen]] ||= 261 || [[file:nraas/NRaas_StoryProgressionPopulation_V261.zip|NRaas_StoryProgressionPopulation_V261.zip]] || StoryProgression Translation || [[user]] ||">
            <text:p>|| 2013-NOV-29 || [[StoryProgression Population Phase Seventeen]] ||= 261 || [[file:nraas/NRaas_StoryProgressionPopulation_V261.zip|NRaas_StoryProgressionPopulation_V261.zip]] || StoryProgression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toryProgression Extra Phase Seventeen</text:p>
          </table:table-cell>
          <table:table-cell office:value-type="float" office:value="263">
            <text:p>263</text:p>
          </table:table-cell>
          <table:table-cell table:formula="of:=LEFT([.C55];FIND(&quot; &quot;;[.C55])-1)" office:value-type="string" office:string-value="StoryProgression">
            <text:p>StoryProgression</text:p>
          </table:table-cell>
          <table:table-cell office:value-type="string">
            <text:p>StoryProgressionExtra</text:p>
          </table:table-cell>
          <table:table-cell table:formula="of:=CONCATENATE([.B$2];[.B55];[.C$2];[.C55];[.D$2];[.D55];[.E$2];[.D$3];[.F55];&quot;_V&quot;;[.D55];[.G$2];[.D$3];[.F55];&quot;_V&quot;;[.D55];[.F$2];[.E55];[.H$2];[.I$2])" office:value-type="string" office:string-value="|| 2013-NOV-29 || [[StoryProgression Extra Phase Seventeen]] ||= 263 || [[file:nraas/NRaas_StoryProgressionExtra_V263.zip|NRaas_StoryProgressionExtra_V263.zip]] || StoryProgression Translation || [[user]] ||">
            <text:p>|| 2013-NOV-29 || [[StoryProgression Extra Phase Seventeen]] ||= 263 || [[file:nraas/NRaas_StoryProgressionExtra_V263.zip|NRaas_StoryProgressionExtra_V263.zip]] || StoryProgression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toryProgression Relationship Phase Seventeen</text:p>
          </table:table-cell>
          <table:table-cell office:value-type="float" office:value="261">
            <text:p>261</text:p>
          </table:table-cell>
          <table:table-cell table:formula="of:=LEFT([.C56];FIND(&quot; &quot;;[.C56])-1)" office:value-type="string" office:string-value="StoryProgression">
            <text:p>StoryProgression</text:p>
          </table:table-cell>
          <table:table-cell office:value-type="string">
            <text:p>StoryProgressionRelationship</text:p>
          </table:table-cell>
          <table:table-cell table:formula="of:=CONCATENATE([.B$2];[.B56];[.C$2];[.C56];[.D$2];[.D56];[.E$2];[.D$3];[.F56];&quot;_V&quot;;[.D56];[.G$2];[.D$3];[.F56];&quot;_V&quot;;[.D56];[.F$2];[.E56];[.H$2];[.I$2])" office:value-type="string" office:string-value="|| 2013-NOV-29 || [[StoryProgression Relationship Phase Seventeen]] ||= 261 || [[file:nraas/NRaas_StoryProgressionRelationship_V261.zip|NRaas_StoryProgressionRelationship_V261.zip]] || StoryProgression Translation || [[user]] ||">
            <text:p>|| 2013-NOV-29 || [[StoryProgression Relationship Phase Seventeen]] ||= 261 || [[file:nraas/NRaas_StoryProgressionRelationship_V261.zip|NRaas_StoryProgressionRelationship_V261.zip]] || StoryProgression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toryProgression Career Phase Seventeen</text:p>
          </table:table-cell>
          <table:table-cell office:value-type="float" office:value="261">
            <text:p>261</text:p>
          </table:table-cell>
          <table:table-cell table:formula="of:=LEFT([.C57];FIND(&quot; &quot;;[.C57])-1)" office:value-type="string" office:string-value="StoryProgression">
            <text:p>StoryProgression</text:p>
          </table:table-cell>
          <table:table-cell office:value-type="string">
            <text:p>StoryProgressionCareer</text:p>
          </table:table-cell>
          <table:table-cell table:formula="of:=CONCATENATE([.B$2];[.B57];[.C$2];[.C57];[.D$2];[.D57];[.E$2];[.D$3];[.F57];&quot;_V&quot;;[.D57];[.G$2];[.D$3];[.F57];&quot;_V&quot;;[.D57];[.F$2];[.E57];[.H$2];[.I$2])" office:value-type="string" office:string-value="|| 2013-NOV-29 || [[StoryProgression Career Phase Seventeen]] ||= 261 || [[file:nraas/NRaas_StoryProgressionCareer_V261.zip|NRaas_StoryProgressionCareer_V261.zip]] || StoryProgression Translation || [[user]] ||">
            <text:p>|| 2013-NOV-29 || [[StoryProgression Career Phase Seventeen]] ||= 261 || [[file:nraas/NRaas_StoryProgressionCareer_V261.zip|NRaas_StoryProgressionCareer_V261.zip]] || StoryProgression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toryProgression Money Phase Seventeen</text:p>
          </table:table-cell>
          <table:table-cell office:value-type="float" office:value="261">
            <text:p>261</text:p>
          </table:table-cell>
          <table:table-cell table:formula="of:=LEFT([.C58];FIND(&quot; &quot;;[.C58])-1)" office:value-type="string" office:string-value="StoryProgression">
            <text:p>StoryProgression</text:p>
          </table:table-cell>
          <table:table-cell office:value-type="string">
            <text:p>StoryProgressionMoney</text:p>
          </table:table-cell>
          <table:table-cell table:formula="of:=CONCATENATE([.B$2];[.B58];[.C$2];[.C58];[.D$2];[.D58];[.E$2];[.D$3];[.F58];&quot;_V&quot;;[.D58];[.G$2];[.D$3];[.F58];&quot;_V&quot;;[.D58];[.F$2];[.E58];[.H$2];[.I$2])" office:value-type="string" office:string-value="|| 2013-NOV-29 || [[StoryProgression Money Phase Seventeen]] ||= 261 || [[file:nraas/NRaas_StoryProgressionMoney_V261.zip|NRaas_StoryProgressionMoney_V261.zip]] || StoryProgression Translation || [[user]] ||">
            <text:p>|| 2013-NOV-29 || [[StoryProgression Money Phase Seventeen]] ||= 261 || [[file:nraas/NRaas_StoryProgressionMoney_V261.zip|NRaas_StoryProgressionMoney_V261.zip]] || StoryProgression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StoryProgression Phase Seventeen</text:p>
          </table:table-cell>
          <table:table-cell office:value-type="float" office:value="263">
            <text:p>263</text:p>
          </table:table-cell>
          <table:table-cell table:formula="of:=LEFT([.C59];FIND(&quot; &quot;;[.C59])-1)" office:value-type="string" office:string-value="StoryProgression">
            <text:p>StoryProgression</text:p>
          </table:table-cell>
          <table:table-cell office:value-type="string">
            <text:p>StoryProgression</text:p>
          </table:table-cell>
          <table:table-cell table:formula="of:=CONCATENATE([.B$2];[.B59];[.C$2];[.C59];[.D$2];[.D59];[.E$2];[.D$3];[.F59];&quot;_V&quot;;[.D59];[.G$2];[.D$3];[.F59];&quot;_V&quot;;[.D59];[.F$2];[.E59];[.H$2];[.I$2])" office:value-type="string" office:string-value="|| 2013-NOV-29 || [[StoryProgression Phase Seventeen]] ||= 263 || [[file:nraas/NRaas_StoryProgression_V263.zip|NRaas_StoryProgression_V263.zip]] || StoryProgression Translation || [[user]] ||">
            <text:p>|| 2013-NOV-29 || [[StoryProgression Phase Seventeen]] ||= 263 || [[file:nraas/NRaas_StoryProgression_V263.zip|NRaas_StoryProgression_V263.zip]] || StoryProgression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Tempest Phase Four</text:p>
          </table:table-cell>
          <table:table-cell office:value-type="float" office:value="9">
            <text:p>9</text:p>
          </table:table-cell>
          <table:table-cell table:formula="of:=LEFT([.C60];FIND(&quot; &quot;;[.C60])-1)" office:value-type="string" office:string-value="Tempest">
            <text:p>Tempest</text:p>
          </table:table-cell>
          <table:table-cell office:value-type="string">
            <text:p>Tempest</text:p>
          </table:table-cell>
          <table:table-cell table:formula="of:=CONCATENATE([.B$2];[.B60];[.C$2];[.C60];[.D$2];[.D60];[.E$2];[.D$3];[.F60];&quot;_V&quot;;[.D60];[.G$2];[.D$3];[.F60];&quot;_V&quot;;[.D60];[.F$2];[.E60];[.H$2];[.I$2])" office:value-type="string" office:string-value="|| 2013-NOV-29 || [[Tempest Phase Four]] ||= 9 || [[file:nraas/NRaas_Tempest_V9.zip|NRaas_Tempest_V9.zip]] || Tempest Translation || [[user]] ||">
            <text:p>|| 2013-NOV-29 || [[Tempest Phase Four]] ||= 9 || [[file:nraas/NRaas_Tempest_V9.zip|NRaas_Tempest_V9.zip]] || Tempest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Traffic Phase Six</text:p>
          </table:table-cell>
          <table:table-cell office:value-type="float" office:value="21">
            <text:p>21</text:p>
          </table:table-cell>
          <table:table-cell table:formula="of:=LEFT([.C61];FIND(&quot; &quot;;[.C61])-1)" office:value-type="string" office:string-value="Traffic">
            <text:p>Traffic</text:p>
          </table:table-cell>
          <table:table-cell office:value-type="string">
            <text:p>Traffic</text:p>
          </table:table-cell>
          <table:table-cell table:formula="of:=CONCATENATE([.B$2];[.B61];[.C$2];[.C61];[.D$2];[.D61];[.E$2];[.D$3];[.F61];&quot;_V&quot;;[.D61];[.G$2];[.D$3];[.F61];&quot;_V&quot;;[.D61];[.F$2];[.E61];[.H$2];[.I$2])" office:value-type="string" office:string-value="|| 2013-NOV-29 || [[Traffic Phase Six]] ||= 21 || [[file:nraas/NRaas_Traffic_V21.zip|NRaas_Traffic_V21.zip]] || Traffic Translation || [[user]] ||">
            <text:p>|| 2013-NOV-29 || [[Traffic Phase Six]] ||= 21 || [[file:nraas/NRaas_Traffic_V21.zip|NRaas_Traffic_V21.zip]] || Traffic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Traveler Phase Seven</text:p>
          </table:table-cell>
          <table:table-cell office:value-type="float" office:value="80">
            <text:p>80</text:p>
          </table:table-cell>
          <table:table-cell table:formula="of:=LEFT([.C62];FIND(&quot; &quot;;[.C62])-1)" office:value-type="string" office:string-value="Traveler">
            <text:p>Traveler</text:p>
          </table:table-cell>
          <table:table-cell office:value-type="string">
            <text:p>Traveler</text:p>
          </table:table-cell>
          <table:table-cell table:formula="of:=CONCATENATE([.B$2];[.B62];[.C$2];[.C62];[.D$2];[.D62];[.E$2];[.D$3];[.F62];&quot;_V&quot;;[.D62];[.G$2];[.D$3];[.F62];&quot;_V&quot;;[.D62];[.F$2];[.E62];[.H$2];[.I$2])" office:value-type="string" office:string-value="|| 2013-NOV-29 || [[Traveler Phase Seven]] ||= 80 || [[file:nraas/NRaas_Traveler_V80.zip|NRaas_Traveler_V80.zip]] || Traveler Translation || [[user]] ||">
            <text:p>|| 2013-NOV-29 || [[Traveler Phase Seven]] ||= 80 || [[file:nraas/NRaas_Traveler_V80.zip|NRaas_Traveler_V80.zip]] || Travel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UntranslatedKey Patch163</text:p>
          </table:table-cell>
          <table:table-cell/>
          <table:table-cell table:formula="of:=LEFT([.C63];FIND(&quot; &quot;;[.C63])-1)" office:value-type="string" office:string-value="UntranslatedKey">
            <text:p>UntranslatedKey</text:p>
          </table:table-cell>
          <table:table-cell office:value-type="string">
            <text:p>UntranslatedKey_P163</text:p>
          </table:table-cell>
          <table:table-cell table:formula="of:=CONCATENATE([.B$2];[.B63];[.C$2];[.C63];[.D$2];[.D63];[.E$2];[.D$3];[.F63];&quot;_V&quot;;[.D63];[.G$2];[.D$3];[.F63];&quot;_V&quot;;[.D63];[.F$2];[.E63];[.H$2];[.I$2])" office:value-type="string" office:string-value="|| 2013-NOV-29 || [[UntranslatedKey Patch163]] ||=  || [[file:nraas/NRaas_UntranslatedKey_P163_V.zip|NRaas_UntranslatedKey_P163_V.zip]] || UntranslatedKey Translation || [[user]] ||">
            <text:p>|| 2013-NOV-29 || [[UntranslatedKey Patch163]] ||= <text:s/>|| [[file:nraas/NRaas_UntranslatedKey_P163_V.zip|NRaas_UntranslatedKey_P163_V.zip]] || UntranslatedKey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Vector Phase Four</text:p>
          </table:table-cell>
          <table:table-cell office:value-type="float" office:value="18">
            <text:p>18</text:p>
          </table:table-cell>
          <table:table-cell table:formula="of:=LEFT([.C64];FIND(&quot; &quot;;[.C64])-1)" office:value-type="string" office:string-value="Vector">
            <text:p>Vector</text:p>
          </table:table-cell>
          <table:table-cell office:value-type="string">
            <text:p>Vector</text:p>
          </table:table-cell>
          <table:table-cell table:formula="of:=CONCATENATE([.B$2];[.B64];[.C$2];[.C64];[.D$2];[.D64];[.E$2];[.D$3];[.F64];&quot;_V&quot;;[.D64];[.G$2];[.D$3];[.F64];&quot;_V&quot;;[.D64];[.F$2];[.E64];[.H$2];[.I$2])" office:value-type="string" office:string-value="|| 2013-NOV-29 || [[Vector Phase Four]] ||= 18 || [[file:nraas/NRaas_Vector_V18.zip|NRaas_Vector_V18.zip]] || Vector Translation || [[user]] ||">
            <text:p>|| 2013-NOV-29 || [[Vector Phase Four]] ||= 18 || [[file:nraas/NRaas_Vector_V18.zip|NRaas_Vector_V18.zip]] || Vecto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Woohooer Hot Air Balloon Phase Thirteen</text:p>
          </table:table-cell>
          <table:table-cell office:value-type="float" office:value="118">
            <text:p>118</text:p>
          </table:table-cell>
          <table:table-cell table:formula="of:=LEFT([.C65];FIND(&quot; &quot;;[.C65])-1)" office:value-type="string" office:string-value="Woohooer">
            <text:p>Woohooer</text:p>
          </table:table-cell>
          <table:table-cell office:value-type="string">
            <text:p>WoohooerHotAirBalloon</text:p>
          </table:table-cell>
          <table:table-cell table:formula="of:=CONCATENATE([.B$2];[.B65];[.C$2];[.C65];[.D$2];[.D65];[.E$2];[.D$3];[.F65];&quot;_V&quot;;[.D65];[.G$2];[.D$3];[.F65];&quot;_V&quot;;[.D65];[.F$2];[.E65];[.H$2];[.I$2])" office:value-type="string" office:string-value="|| 2013-NOV-29 || [[Woohooer Hot Air Balloon Phase Thirteen]] ||= 118 || [[file:nraas/NRaas_WoohooerHotAirBalloon_V118.zip|NRaas_WoohooerHotAirBalloon_V118.zip]] || Woohooer Translation || [[user]] ||">
            <text:p>|| 2013-NOV-29 || [[Woohooer Hot Air Balloon Phase Thirteen]] ||= 118 || [[file:nraas/NRaas_WoohooerHotAirBalloon_V118.zip|NRaas_WoohooerHotAirBalloon_V118.zip]] || Woohoo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Woohooer Massage Table Phase Thirteen</text:p>
          </table:table-cell>
          <table:table-cell office:value-type="float" office:value="118">
            <text:p>118</text:p>
          </table:table-cell>
          <table:table-cell table:formula="of:=LEFT([.C66];FIND(&quot; &quot;;[.C66])-1)" office:value-type="string" office:string-value="Woohooer">
            <text:p>Woohooer</text:p>
          </table:table-cell>
          <table:table-cell office:value-type="string">
            <text:p>WoohooerMassageTable</text:p>
          </table:table-cell>
          <table:table-cell table:formula="of:=CONCATENATE([.B$2];[.B66];[.C$2];[.C66];[.D$2];[.D66];[.E$2];[.D$3];[.F66];&quot;_V&quot;;[.D66];[.G$2];[.D$3];[.F66];&quot;_V&quot;;[.D66];[.F$2];[.E66];[.H$2];[.I$2])" office:value-type="string" office:string-value="|| 2013-NOV-29 || [[Woohooer Massage Table Phase Thirteen]] ||= 118 || [[file:nraas/NRaas_WoohooerMassageTable_V118.zip|NRaas_WoohooerMassageTable_V118.zip]] || Woohooer Translation || [[user]] ||">
            <text:p>|| 2013-NOV-29 || [[Woohooer Massage Table Phase Thirteen]] ||= 118 || [[file:nraas/NRaas_WoohooerMassageTable_V118.zip|NRaas_WoohooerMassageTable_V118.zip]] || Woohoo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Woohooer Outdoor Shower Phase Thirteen</text:p>
          </table:table-cell>
          <table:table-cell office:value-type="float" office:value="118">
            <text:p>118</text:p>
          </table:table-cell>
          <table:table-cell table:formula="of:=LEFT([.C67];FIND(&quot; &quot;;[.C67])-1)" office:value-type="string" office:string-value="Woohooer">
            <text:p>Woohooer</text:p>
          </table:table-cell>
          <table:table-cell office:value-type="string">
            <text:p>WoohooerShowerOutdoor</text:p>
          </table:table-cell>
          <table:table-cell table:formula="of:=CONCATENATE([.B$2];[.B67];[.C$2];[.C67];[.D$2];[.D67];[.E$2];[.D$3];[.F67];&quot;_V&quot;;[.D67];[.G$2];[.D$3];[.F67];&quot;_V&quot;;[.D67];[.F$2];[.E67];[.H$2];[.I$2])" office:value-type="string" office:string-value="|| 2013-NOV-29 || [[Woohooer Outdoor Shower Phase Thirteen]] ||= 118 || [[file:nraas/NRaas_WoohooerShowerOutdoor_V118.zip|NRaas_WoohooerShowerOutdoor_V118.zip]] || Woohooer Translation || [[user]] ||">
            <text:p>|| 2013-NOV-29 || [[Woohooer Outdoor Shower Phase Thirteen]] ||= 118 || [[file:nraas/NRaas_WoohooerShowerOutdoor_V118.zip|NRaas_WoohooerShowerOutdoor_V118.zip]] || Woohoo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Woohooer Sauna Phase Thirteen</text:p>
          </table:table-cell>
          <table:table-cell office:value-type="float" office:value="118">
            <text:p>118</text:p>
          </table:table-cell>
          <table:table-cell table:formula="of:=LEFT([.C68];FIND(&quot; &quot;;[.C68])-1)" office:value-type="string" office:string-value="Woohooer">
            <text:p>Woohooer</text:p>
          </table:table-cell>
          <table:table-cell office:value-type="string">
            <text:p>WoohooerSauna</text:p>
          </table:table-cell>
          <table:table-cell table:formula="of:=CONCATENATE([.B$2];[.B68];[.C$2];[.C68];[.D$2];[.D68];[.E$2];[.D$3];[.F68];&quot;_V&quot;;[.D68];[.G$2];[.D$3];[.F68];&quot;_V&quot;;[.D68];[.F$2];[.E68];[.H$2];[.I$2])" office:value-type="string" office:string-value="|| 2013-NOV-29 || [[Woohooer Sauna Phase Thirteen]] ||= 118 || [[file:nraas/NRaas_WoohooerSauna_V118.zip|NRaas_WoohooerSauna_V118.zip]] || Woohooer Translation || [[user]] ||">
            <text:p>|| 2013-NOV-29 || [[Woohooer Sauna Phase Thirteen]] ||= 118 || [[file:nraas/NRaas_WoohooerSauna_V118.zip|NRaas_WoohooerSauna_V118.zip]] || Woohoo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Woohooer Scoring Phase Thirteen</text:p>
          </table:table-cell>
          <table:table-cell office:value-type="float" office:value="118">
            <text:p>118</text:p>
          </table:table-cell>
          <table:table-cell table:formula="of:=LEFT([.C69];FIND(&quot; &quot;;[.C69])-1)" office:value-type="string" office:string-value="Woohooer">
            <text:p>Woohooer</text:p>
          </table:table-cell>
          <table:table-cell office:value-type="string">
            <text:p>Woohooer_Scoring</text:p>
          </table:table-cell>
          <table:table-cell table:formula="of:=CONCATENATE([.B$2];[.B69];[.C$2];[.C69];[.D$2];[.D69];[.E$2];[.D$3];[.F69];&quot;_V&quot;;[.D69];[.G$2];[.D$3];[.F69];&quot;_V&quot;;[.D69];[.F$2];[.E69];[.H$2];[.I$2])" office:value-type="string" office:string-value="|| 2013-NOV-29 || [[Woohooer Scoring Phase Thirteen]] ||= 118 || [[file:nraas/NRaas_Woohooer_Scoring_V118.zip|NRaas_Woohooer_Scoring_V118.zip]] || Woohooer Translation || [[user]] ||">
            <text:p>|| 2013-NOV-29 || [[Woohooer Scoring Phase Thirteen]] ||= 118 || [[file:nraas/NRaas_Woohooer_Scoring_V118.zip|NRaas_Woohooer_Scoring_V118.zip]] || Woohoo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Woohooer KamaSimtra Phase Thirteen</text:p>
          </table:table-cell>
          <table:table-cell office:value-type="float" office:value="118">
            <text:p>118</text:p>
          </table:table-cell>
          <table:table-cell table:formula="of:=LEFT([.C70];FIND(&quot; &quot;;[.C70])-1)" office:value-type="string" office:string-value="Woohooer">
            <text:p>Woohooer</text:p>
          </table:table-cell>
          <table:table-cell office:value-type="string">
            <text:p>WoohooerKamaSimtra</text:p>
          </table:table-cell>
          <table:table-cell table:formula="of:=CONCATENATE([.B$2];[.B70];[.C$2];[.C70];[.D$2];[.D70];[.E$2];[.D$3];[.F70];&quot;_V&quot;;[.D70];[.G$2];[.D$3];[.F70];&quot;_V&quot;;[.D70];[.F$2];[.E70];[.H$2];[.I$2])" office:value-type="string" office:string-value="|| 2013-NOV-29 || [[Woohooer KamaSimtra Phase Thirteen]] ||= 118 || [[file:nraas/NRaas_WoohooerKamaSimtra_V118.zip|NRaas_WoohooerKamaSimtra_V118.zip]] || Woohooer Translation || [[user]] ||">
            <text:p>|| 2013-NOV-29 || [[Woohooer KamaSimtra Phase Thirteen]] ||= 118 || [[file:nraas/NRaas_WoohooerKamaSimtra_V118.zip|NRaas_WoohooerKamaSimtra_V118.zip]] || Woohoo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Woohooer Phase Thirteen</text:p>
          </table:table-cell>
          <table:table-cell office:value-type="float" office:value="121">
            <text:p>121</text:p>
          </table:table-cell>
          <table:table-cell table:formula="of:=LEFT([.C71];FIND(&quot; &quot;;[.C71])-1)" office:value-type="string" office:string-value="Woohooer">
            <text:p>Woohooer</text:p>
          </table:table-cell>
          <table:table-cell office:value-type="string">
            <text:p>Woohooer</text:p>
          </table:table-cell>
          <table:table-cell table:formula="of:=CONCATENATE([.B$2];[.B71];[.C$2];[.C71];[.D$2];[.D71];[.E$2];[.D$3];[.F71];&quot;_V&quot;;[.D71];[.G$2];[.D$3];[.F71];&quot;_V&quot;;[.D71];[.F$2];[.E71];[.H$2];[.I$2])" office:value-type="string" office:string-value="|| 2013-NOV-29 || [[Woohooer Phase Thirteen]] ||= 121 || [[file:nraas/NRaas_Woohooer_V121.zip|NRaas_Woohooer_V121.zip]] || Woohooer Translation || [[user]] ||">
            <text:p>|| 2013-NOV-29 || [[Woohooer Phase Thirteen]] ||= 121 || [[file:nraas/NRaas_Woohooer_V121.zip|NRaas_Woohooer_V121.zip]] || Woohooer Translation || [[user]] ||</text:p>
          </table:table-cell>
          <table:table-cell table:number-columns-repeated="2"/>
        </table:table-row>
        <table:table-row table:style-name="ro2">
          <table:table-cell/>
          <table:table-cell table:formula="of:=[.B$6]" office:value-type="string" office:string-value="2013-NOV-29">
            <text:p>2013-NOV-29</text:p>
          </table:table-cell>
          <table:table-cell office:value-type="string">
            <text:p>WrittenWord Phase Five</text:p>
          </table:table-cell>
          <table:table-cell office:value-type="float" office:value="10">
            <text:p>10</text:p>
          </table:table-cell>
          <table:table-cell table:formula="of:=LEFT([.C72];FIND(&quot; &quot;;[.C72])-1)" office:value-type="string" office:string-value="WrittenWord">
            <text:p>WrittenWord</text:p>
          </table:table-cell>
          <table:table-cell office:value-type="string">
            <text:p>WrittenWord</text:p>
          </table:table-cell>
          <table:table-cell table:formula="of:=CONCATENATE([.B$2];[.B72];[.C$2];[.C72];[.D$2];[.D72];[.E$2];[.D$3];[.F72];&quot;_V&quot;;[.D72];[.G$2];[.D$3];[.F72];&quot;_V&quot;;[.D72];[.F$2];[.E72];[.H$2];[.I$2])" office:value-type="string" office:string-value="|| 2013-NOV-29 || [[WrittenWord Phase Five]] ||= 10 || [[file:nraas/NRaas_WrittenWord_V10.zip|NRaas_WrittenWord_V10.zip]] || WrittenWord Translation || [[user]] ||">
            <text:p>|| 2013-NOV-29 || [[WrittenWord Phase Five]] ||= 10 || [[file:nraas/NRaas_WrittenWord_V10.zip|NRaas_WrittenWord_V10.zip]] || WrittenWord Translation || [[user]] ||</text:p>
          </table:table-cell>
          <table:table-cell table:number-columns-repeated="2"/>
        </table:table-row>
        <table:table-row table:style-name="ro2" table:number-rows-repeated="9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Coding Update</text:p>
          </table:table-cell>
          <table:table-cell table:style-name="ce1" office:value-type="string">
            <text:p><text:span text:style-name="T1">|| </text:span><text:span text:style-name="T4">&lt;</text:span><text:span text:style-name="T5">span</text:span><text:span text:style-name="T4"> </text:span><text:span text:style-name="T6">style</text:span><text:span text:style-name="T4">=</text:span>"<text:span text:style-name="T4">background-color: #ffff00;</text:span>"<text:span text:style-name="T4">&gt;</text:span></text:p>
          </table:table-cell>
          <table:table-cell table:style-name="ce1" office:value-type="string">
            <text:p><text:span text:style-name="T4">&lt;/</text:span><text:span text:style-name="T5">span</text:span><text:span text:style-name="T4">&gt;</text:span> || <text:span text:style-name="T4">&lt;</text:span><text:span text:style-name="T5">span</text:span><text:span text:style-name="T4"> </text:span><text:span text:style-name="T6">style</text:span><text:span text:style-name="T4">=</text:span>"<text:span text:style-name="T4">background-color: #ffff00;</text:span>"<text:span text:style-name="T4">&gt;</text:span>[[</text:p>
          </table:table-cell>
          <table:table-cell table:style-name="ce1" office:value-type="string">
            <text:p><text:span text:style-name="T1">]]</text:span><text:span text:style-name="T4">&lt;/</text:span><text:span text:style-name="T5">span</text:span><text:span text:style-name="T4">&gt;</text:span> ||= <text:span text:style-name="T4">&lt;</text:span><text:span text:style-name="T5">span</text:span><text:span text:style-name="T4"> </text:span><text:span text:style-name="T6">style</text:span><text:span text:style-name="T4">=</text:span>"<text:span text:style-name="T4">background-color: #ffff00;</text:span>"<text:span text:style-name="T4">&gt;</text:span></text:p>
          </table:table-cell>
          <table:table-cell table:style-name="ce1" office:value-type="string">
            <text:p><text:span text:style-name="T4">&lt;/</text:span><text:span text:style-name="T5">span</text:span><text:span text:style-name="T4">&gt;</text:span> || [[file:nraas/</text:p>
          </table:table-cell>
          <table:table-cell table:style-name="ce5" office:value-type="string">
            <text:p><text:span text:style-name="T1">.zip]] || </text:span><text:span text:style-name="T4">&lt;</text:span><text:span text:style-name="T5">span</text:span><text:span text:style-name="T4"> </text:span><text:span text:style-name="T6">style</text:span><text:span text:style-name="T4">=</text:span>"<text:span text:style-name="T4">background-color: #ffff00;</text:span>"<text:span text:style-name="T4">&gt;</text:span>[[</text:p>
          </table:table-cell>
          <table:table-cell office:value-type="string">
            <text:p>.zip|</text:p>
          </table:table-cell>
          <table:table-cell table:style-name="ce5" office:value-type="string">
            <text:p><text:s/>Revision Notes|Coding Update</text:p>
          </table:table-cell>
          <table:table-cell office:value-type="string">
            <text:p>]]&lt;/span&gt; || &lt;span style="background-color: #ffff00;"&gt;[[user:twallan]]&lt;/span&gt; ||</text:p>
          </table:table-cell>
        </table:table-row>
        <table:table-row table:style-name="ro2">
          <table:table-cell office:value-type="string">
            <text:p>Phase Update</text:p>
          </table:table-cell>
          <table:table-cell table:style-name="ce5" office:value-type="string">
            <text:p><text:span text:style-name="T1">|| </text:span><text:span text:style-name="T4">&lt;span style="background-color: #ff00ff; color: #ffffff;" &gt;</text:span></text:p>
          </table:table-cell>
          <table:table-cell table:style-name="ce5" office:value-type="string">
            <text:p><text:span text:style-name="T4">&lt;/</text:span><text:span text:style-name="T5">span</text:span><text:span text:style-name="T4">&gt;</text:span> || [[</text:p>
          </table:table-cell>
          <table:table-cell table:style-name="ce5" office:value-type="string">
            <text:p><text:span text:style-name="T1">]]</text:span> ||= <text:span text:style-name="T4">&lt;span style="background-color: #ff00ff; color: #ffffff;"&gt;</text:span></text:p>
          </table:table-cell>
          <table:table-cell table:style-name="ce1" office:value-type="string">
            <text:p><text:span text:style-name="T4">&lt;/</text:span><text:span text:style-name="T5">span</text:span><text:span text:style-name="T4">&gt;</text:span> || [[file:nraas/</text:p>
          </table:table-cell>
          <table:table-cell table:style-name="ce5" office:value-type="string">
            <text:p><text:span text:style-name="T1">.zip]] || </text:span><text:span text:style-name="T4">&lt;span style="background-color: #ff00ff; color: #ffffff;"&gt;</text:span>[[</text:p>
          </table:table-cell>
          <table:table-cell office:value-type="string">
            <text:p>.zip|</text:p>
          </table:table-cell>
          <table:table-cell table:style-name="ce5" office:value-type="string">
            <text:p><text:s/>Revision Notes|Phase Update</text:p>
          </table:table-cell>
          <table:table-cell office:value-type="string">
            <text:p>]]&lt;/span&gt; || &lt;span style="background-color: #ff00ff; color: #ffffff;"&gt;[[user:twallan]]&lt;/span&gt; ||</text:p>
          </table:table-cell>
        </table:table-row>
        <table:table-row table:style-name="ro2">
          <table:table-cell office:value-type="string">
            <text:p>Translation</text:p>
          </table:table-cell>
          <table:table-cell table:style-name="ce1" office:value-type="string">
            <text:p>|| </text:p>
          </table:table-cell>
          <table:table-cell table:style-name="ce5" office:value-type="string">
            <text:p><text:s/>|| [[</text:p>
          </table:table-cell>
          <table:table-cell table:style-name="ce5" office:value-type="string">
            <text:p><text:span text:style-name="T1">]]</text:span> ||= </text:p>
          </table:table-cell>
          <table:table-cell table:style-name="ce5" office:value-type="string">
            <text:p><text:s/>|| [[file:nraas/</text:p>
          </table:table-cell>
          <table:table-cell table:style-name="ce5" office:value-type="string">
            <text:p>.zip]] || </text:p>
          </table:table-cell>
          <table:table-cell office:value-type="string">
            <text:p>.zip|</text:p>
          </table:table-cell>
          <table:table-cell table:style-name="ce5" office:value-type="string">
            <text:p><text:s/>Translation</text:p>
          </table:table-cell>
          <table:table-cell office:value-type="string">
            <text:p><text:s/>|| [[user]] ||</text:p>
          </table:table-cell>
        </table:table-row>
        <table:table-row table:style-name="ro2">
          <table:table-cell office:value-type="string">
            <text:p>Patch Update</text:p>
          </table:table-cell>
          <table:table-cell table:style-name="ce1" office:value-type="string">
            <text:p>|| &lt;span style="background-color: #00ff00;"&gt;</text:p>
          </table:table-cell>
          <table:table-cell table:style-name="ce5" office:value-type="string">
            <text:p><text:span text:style-name="T4">&lt;/</text:span><text:span text:style-name="T5">span</text:span><text:span text:style-name="T4">&gt;</text:span> || [[</text:p>
          </table:table-cell>
          <table:table-cell table:style-name="ce1" office:value-type="string">
            <text:p><text:span text:style-name="T1">]]</text:span> ||= <text:span text:style-name="T4">&lt;</text:span><text:span text:style-name="T5">span</text:span><text:span text:style-name="T4"> </text:span><text:span text:style-name="T6">style</text:span><text:span text:style-name="T4">=</text:span>"<text:span text:style-name="T4">background-color: #00ff00;</text:span>"<text:span text:style-name="T4">&gt;</text:span></text:p>
          </table:table-cell>
          <table:table-cell table:style-name="ce1" office:value-type="string">
            <text:p><text:span text:style-name="T4">&lt;/</text:span><text:span text:style-name="T5">span</text:span><text:span text:style-name="T4">&gt;</text:span> || [[file:nraas/</text:p>
          </table:table-cell>
          <table:table-cell table:style-name="ce5" office:value-type="string">
            <text:p><text:span text:style-name="T1">.zip]] || </text:span><text:span text:style-name="T4">&lt;</text:span><text:span text:style-name="T5">span</text:span><text:span text:style-name="T4"> </text:span><text:span text:style-name="T6">style</text:span><text:span text:style-name="T4">=</text:span>"<text:span text:style-name="T4">background-color: #00ff00;</text:span>"<text:span text:style-name="T4">&gt;</text:span>[[</text:p>
          </table:table-cell>
          <table:table-cell office:value-type="string">
            <text:p>.zip|</text:p>
          </table:table-cell>
          <table:table-cell table:style-name="ce5" office:value-type="string">
            <text:p><text:s/>Revision Notes|Patch Update</text:p>
          </table:table-cell>
          <table:table-cell office:value-type="string">
            <text:p>]]&lt;/span&gt; || &lt;span style="background-color: #00ff00;"&gt;[[user:twallan]]&lt;/span&gt; ||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2013-12-06</text:date>, <text:time>16:5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Allan</meta:initial-creator>
    <meta:creation-date>2013-01-23T18:21:24.87</meta:creation-date>
    <dc:date>2013-12-06T16:58:41.73</dc:date>
    <dc:creator>Thomas Allan</dc:creator>
    <meta:editing-duration>P146DT19H18M9S</meta:editing-duration>
    <meta:editing-cycles>90</meta:editing-cycles>
    <meta:generator>OpenOffice.org/3.3$Win32 OpenOffice.org_project/330m20$Build-9567</meta:generator>
    <meta:document-statistic meta:table-count="3" meta:cell-count="650" meta:object-count="0"/>
  </office:meta>
</office:document-meta>
</file>